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0.914cm"/>
    </style:style>
    <style:style style:name="co6" style:family="table-column">
      <style:table-column-properties fo:break-before="auto" style:column-width="0.87cm"/>
    </style:style>
    <style:style style:name="co7" style:family="table-column">
      <style:table-column-properties fo:break-before="auto" style:column-width="2.175cm"/>
    </style:style>
    <style:style style:name="co8" style:family="table-column">
      <style:table-column-properties fo:break-before="auto" style:column-width="0.848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588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ta1" style:family="table" style:master-page-name="PageStyle_5f_Limburg1">
      <style:table-properties table:display="true" style:writing-mode="lr-tb"/>
    </style:style>
    <style:style style:name="ta2" style:family="table" style:master-page-name="PageStyle_5f_Limburg2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7" style:family="table-cell" style:parent-style-name="Default">
      <style:table-cell-properties style:diagonal-bl-tr="none" style:diagonal-tl-br="none" fo:border="1.76pt solid #000000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Limburg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Indeeling der werkelijke bevolking naar de kerkgenootschappen. Vierde gedeelte, provincie Limburg</text:p>
          </table:table-cell>
          <table:covered-table-cell table:number-columns-repeated="32" table:style-name="ce8"/>
          <table:covered-table-cell table:style-name="ce37"/>
          <table:table-cell table:style-name="ce40"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9"/>
          <table:table-cell table:style-name="ce3" office:value-type="string" calcext:value-type="string" table:number-columns-spanned="2" table:number-rows-spanned="5">
            <text:p>Nederduitsche Hervormd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Waalsche Hervormd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Remonstrant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Christelijk Gereformeerd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Doopsgezind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Evangelisch Luthersch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Hersteld Luthersch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Roomsch-Catholiek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Oud-Roomsch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Nederduitsche Israëliet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Portugesche Israëliet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Tot een ander of tot geen kerkgenootschap behoorende, of onbekend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Totaal der werkelijke bevolking</text:p>
          </table:table-cell>
          <table:covered-table-cell table:style-name="ce17"/>
          <table:table-cell table:style-name="ce28" office:value-type="string" calcext:value-type="string" table:number-columns-spanned="1" table:number-rows-spanned="6">
            <text:p>Telling</text:p>
          </table:table-cell>
          <table:table-cell table:style-name="ce28" office:value-type="string" calcext:value-type="string" table:number-columns-spanned="1" table:number-rows-spanned="6">
            <text:p>Tabel</text:p>
          </table:table-cell>
          <table:table-cell table:style-name="ce28" office:value-type="string" calcext:value-type="string" table:number-columns-spanned="1" table:number-rows-spanned="6">
            <text:p>Pagina links</text:p>
          </table:table-cell>
          <table:table-cell table:style-name="ce34" office:value-type="string" calcext:value-type="string" table:number-columns-spanned="1" table:number-rows-spanned="6">
            <text:p>Pagina rechts</text:p>
          </table:table-cell>
          <table:table-cell table:style-name="ce28" office:value-type="string" calcext:value-type="string" table:number-columns-spanned="1" table:number-rows-spanned="6">
            <text:p>Provincie</text:p>
          </table:table-cell>
          <table:table-cell table:style-name="ce28" office:value-type="string" calcext:value-type="string" table:number-columns-spanned="1" table:number-rows-spanned="6">
            <text:p>Image nr</text:p>
          </table:table-cell>
          <table:table-cell table:number-columns-repeated="990"/>
        </table:table-row>
        <table:table-row table:style-name="ro2">
          <table:covered-table-cell table:style-name="ce4"/>
          <table:table-cell table:style-name="ce10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number-columns-repeated="3" table:style-name="ce29"/>
          <table:covered-table-cell table:style-name="ce35"/>
          <table:covered-table-cell table:number-columns-repeated="2" table:style-name="ce29"/>
          <table:table-cell table:number-columns-repeated="990"/>
        </table:table-row>
        <table:table-row table:style-name="ro2">
          <table:covered-table-cell table:style-name="ce4"/>
          <table:table-cell table:style-name="ce10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number-columns-repeated="3" table:style-name="ce29"/>
          <table:covered-table-cell table:style-name="ce35"/>
          <table:covered-table-cell table:number-columns-repeated="2" table:style-name="ce29"/>
          <table:table-cell table:number-columns-repeated="990"/>
        </table:table-row>
        <table:table-row table:style-name="ro2">
          <table:covered-table-cell table:style-name="ce4"/>
          <table:table-cell table:style-name="ce10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number-columns-repeated="3" table:style-name="ce29"/>
          <table:covered-table-cell table:style-name="ce35"/>
          <table:covered-table-cell table:number-columns-repeated="2" table:style-name="ce29"/>
          <table:table-cell table:number-columns-repeated="990"/>
        </table:table-row>
        <table:table-row table:style-name="ro1">
          <table:covered-table-cell table:style-name="ce4"/>
          <table:table-cell table:style-name="ce10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number-columns-repeated="3" table:style-name="ce29"/>
          <table:covered-table-cell table:style-name="ce35"/>
          <table:covered-table-cell table:number-columns-repeated="2" table:style-name="ce29"/>
          <table:table-cell table:number-columns-repeated="990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covered-table-cell table:number-columns-repeated="3" table:style-name="ce30"/>
          <table:covered-table-cell table:style-name="ce36"/>
          <table:covered-table-cell table:number-columns-repeated="2" table:style-name="ce30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/>
          <table:table-cell table:style-name="ce14" office:value-type="float" office:value="543" calcext:value-type="float">
            <text:p>543</text:p>
          </table:table-cell>
          <table:table-cell table:style-name="ce20" office:value-type="float" office:value="491" calcext:value-type="float">
            <text:p>491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2528" calcext:value-type="float">
            <text:p>12528</text:p>
          </table:table-cell>
          <table:table-cell table:style-name="ce20" office:value-type="float" office:value="14379" calcext:value-type="float">
            <text:p>14379</text:p>
          </table:table-cell>
          <table:table-cell table:style-name="ce20" table:number-columns-repeated="2"/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table:number-columns-repeated="2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SUM([.C10];[.E10];[.G10];[.I10];[.K10];[.M10];[.O10];[.Q10];[.S10];[.U10];[.W10];[.Y10])" office:value-type="float" office:value="13390" calcext:value-type="float">
            <text:p>13390</text:p>
          </table:table-cell>
          <table:table-cell table:style-name="ce24" table:formula="of:=SUM([.D10];[.F10];[.H10];[.J10];[.L10];[.N10];[.P10];[.R10];[.T10];[.V10];[.X10];[.Z10])" office:value-type="float" office:value="15167" calcext:value-type="float">
            <text:p>15167</text:p>
          </table:table-cell>
          <table:table-cell table:style-name="ce15" office:value-type="string" calcext:value-type="string">
            <text:p>VT</text:p>
          </table:table-cell>
          <table:table-cell table:style-name="ce22" office:value-type="string" calcext:value-type="string">
            <text:p>1879_05_H5</text:p>
          </table:table-cell>
          <table:table-cell table:style-name="ce22" office:value-type="float" office:value="194" calcext:value-type="float">
            <text:p>194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string" calcext:value-type="string">
            <text:p>Limburg</text:p>
          </table:table-cell>
          <table:table-cell table:style-name="ce26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mbij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2"/>
          <table:table-cell table:style-name="ce21" office:value-type="float" office:value="461" calcext:value-type="float">
            <text:p>461</text:p>
          </table:table-cell>
          <table:table-cell table:style-name="ce21" office:value-type="float" office:value="475" calcext:value-type="float">
            <text:p>475</text:p>
          </table:table-cell>
          <table:table-cell table:style-name="ce21" table:number-columns-repeated="8"/>
          <table:table-cell table:style-name="ce21" table:formula="of:=SUM([.C11];[.E11];[.G11];[.I11];[.K11];[.M11];[.O11];[.Q11];[.S11];[.U11];[.W11];[.Y11])" office:value-type="float" office:value="462" calcext:value-type="float">
            <text:p>462</text:p>
          </table:table-cell>
          <table:table-cell table:style-name="ce25" table:formula="of:=SUM([.D11];[.F11];[.H11];[.J11];[.L11];[.N11];[.P11];[.R11];[.T11];[.V11];[.X11];[.Z11])" office:value-type="float" office:value="478" calcext:value-type="float">
            <text:p>47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12"/>
          <table:table-cell table:style-name="ce21" office:value-type="float" office:value="232" calcext:value-type="float">
            <text:p>232</text:p>
          </table:table-cell>
          <table:table-cell table:style-name="ce21" office:value-type="float" office:value="225" calcext:value-type="float">
            <text:p>225</text:p>
          </table:table-cell>
          <table:table-cell table:style-name="ce21" table:number-columns-repeated="8"/>
          <table:table-cell table:style-name="ce21" table:formula="of:=SUM([.C12];[.E12];[.G12];[.I12];[.K12];[.M12];[.O12];[.Q12];[.S12];[.U12];[.W12];[.Y12])" office:value-type="float" office:value="233" calcext:value-type="float">
            <text:p>233</text:p>
          </table:table-cell>
          <table:table-cell table:style-name="ce25" table:formula="of:=SUM([.D12];[.F12];[.H12];[.J12];[.L12];[.N12];[.P12];[.R12];[.T12];[.V12];[.X12];[.Z12])" office:value-type="float" office:value="231" calcext:value-type="float">
            <text:p>23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2"/>
          <table:table-cell table:style-name="ce21" office:value-type="float" office:value="1015" calcext:value-type="float">
            <text:p>1015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table:number-columns-repeated="8"/>
          <table:table-cell table:style-name="ce21" table:formula="of:=SUM([.C13];[.E13];[.G13];[.I13];[.K13];[.M13];[.O13];[.Q13];[.S13];[.U13];[.W13];[.Y13])" office:value-type="float" office:value="1018" calcext:value-type="float">
            <text:p>1018</text:p>
          </table:table-cell>
          <table:table-cell table:style-name="ce25" table:formula="of:=SUM([.D13];[.F13];[.H13];[.J13];[.L13];[.N13];[.P13];[.R13];[.T13];[.V13];[.X13];[.Z13])" office:value-type="float" office:value="1002" calcext:value-type="float">
            <text:p>100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55" calcext:value-type="float">
            <text:p>355</text:p>
          </table:table-cell>
          <table:table-cell table:style-name="ce21" office:value-type="float" office:value="347" calcext:value-type="float">
            <text:p>347</text:p>
          </table:table-cell>
          <table:table-cell table:style-name="ce21" table:number-columns-repeated="8"/>
          <table:table-cell table:style-name="ce21" table:formula="of:=SUM([.C14];[.E14];[.G14];[.I14];[.K14];[.M14];[.O14];[.Q14];[.S14];[.U14];[.W14];[.Y14])" office:value-type="float" office:value="355" calcext:value-type="float">
            <text:p>355</text:p>
          </table:table-cell>
          <table:table-cell table:style-name="ce25" table:formula="of:=SUM([.D14];[.F14];[.H14];[.J14];[.L14];[.N14];[.P14];[.R14];[.T14];[.V14];[.X14];[.Z14])" office:value-type="float" office:value="347" calcext:value-type="float">
            <text:p>34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316" calcext:value-type="float">
            <text:p>316</text:p>
          </table:table-cell>
          <table:table-cell table:style-name="ce21" table:number-columns-repeated="8"/>
          <table:table-cell table:style-name="ce21" table:formula="of:=SUM([.C15];[.E15];[.G15];[.I15];[.K15];[.M15];[.O15];[.Q15];[.S15];[.U15];[.W15];[.Y15])" office:value-type="float" office:value="342" calcext:value-type="float">
            <text:p>342</text:p>
          </table:table-cell>
          <table:table-cell table:style-name="ce25" table:formula="of:=SUM([.D15];[.F15];[.H15];[.J15];[.L15];[.N15];[.P15];[.R15];[.T15];[.V15];[.X15];[.Z15])" office:value-type="float" office:value="316" calcext:value-type="float">
            <text:p>31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eek</text:p>
          </table:table-cell>
          <table:table-cell/>
          <table:table-cell table:style-name="ce10" office:value-type="float" office:value="33" calcext:value-type="float">
            <text:p>33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12"/>
          <table:table-cell table:style-name="ce21" office:value-type="float" office:value="1297" calcext:value-type="float">
            <text:p>1297</text:p>
          </table:table-cell>
          <table:table-cell table:style-name="ce21" office:value-type="float" office:value="1213" calcext:value-type="float">
            <text:p>1213</text:p>
          </table:table-cell>
          <table:table-cell table:style-name="ce21" table:number-columns-repeated="2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6" calcext:value-type="float">
            <text:p>26</text:p>
          </table:table-cell>
          <table:table-cell table:style-name="ce21" table:number-columns-repeated="4"/>
          <table:table-cell table:style-name="ce21" table:formula="of:=SUM([.C16];[.E16];[.G16];[.I16];[.K16];[.M16];[.O16];[.Q16];[.S16];[.U16];[.W16];[.Y16])" office:value-type="float" office:value="1347" calcext:value-type="float">
            <text:p>1347</text:p>
          </table:table-cell>
          <table:table-cell table:style-name="ce25" table:formula="of:=SUM([.D16];[.F16];[.H16];[.J16];[.L16];[.N16];[.P16];[.R16];[.T16];[.V16];[.X16];[.Z16])" office:value-type="float" office:value="1252" calcext:value-type="float">
            <text:p>125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2"/>
          <table:table-cell table:style-name="ce21" office:value-type="float" office:value="950" calcext:value-type="float">
            <text:p>950</text:p>
          </table:table-cell>
          <table:table-cell table:style-name="ce21" office:value-type="float" office:value="879" calcext:value-type="float">
            <text:p>879</text:p>
          </table:table-cell>
          <table:table-cell table:style-name="ce21" table:number-columns-repeated="8"/>
          <table:table-cell table:style-name="ce21" table:formula="of:=SUM([.C17];[.E17];[.G17];[.I17];[.K17];[.M17];[.O17];[.Q17];[.S17];[.U17];[.W17];[.Y17])" office:value-type="float" office:value="951" calcext:value-type="float">
            <text:p>951</text:p>
          </table:table-cell>
          <table:table-cell table:style-name="ce25" table:formula="of:=SUM([.D17];[.F17];[.H17];[.J17];[.L17];[.N17];[.P17];[.R17];[.T17];[.V17];[.X17];[.Z17])" office:value-type="float" office:value="881" calcext:value-type="float">
            <text:p>88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46" calcext:value-type="float">
            <text:p>246</text:p>
          </table:table-cell>
          <table:table-cell table:style-name="ce21" table:number-columns-repeated="8"/>
          <table:table-cell table:style-name="ce21" table:formula="of:=SUM([.C18];[.E18];[.G18];[.I18];[.K18];[.M18];[.O18];[.Q18];[.S18];[.U18];[.W18];[.Y18])" office:value-type="float" office:value="300" calcext:value-type="float">
            <text:p>300</text:p>
          </table:table-cell>
          <table:table-cell table:style-name="ce25" table:formula="of:=SUM([.D18];[.F18];[.H18];[.J18];[.L18];[.N18];[.P18];[.R18];[.T18];[.V18];[.X18];[.Z18])" office:value-type="float" office:value="246" calcext:value-type="float">
            <text:p>24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table:number-columns-repeated="8"/>
          <table:table-cell table:style-name="ce21" table:formula="of:=SUM([.C19];[.E19];[.G19];[.I19];[.K19];[.M19];[.O19];[.Q19];[.S19];[.U19];[.W19];[.Y19])" office:value-type="float" office:value="140" calcext:value-type="float">
            <text:p>140</text:p>
          </table:table-cell>
          <table:table-cell table:style-name="ce25" table:formula="of:=SUM([.D19];[.F19];[.H19];[.J19];[.L19];[.N19];[.P19];[.R19];[.T19];[.V19];[.X19];[.Z19])" office:value-type="float" office:value="126" calcext:value-type="float">
            <text:p>12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520" calcext:value-type="float">
            <text:p>520</text:p>
          </table:table-cell>
          <table:table-cell table:style-name="ce21" office:value-type="float" office:value="565" calcext:value-type="float">
            <text:p>565</text:p>
          </table:table-cell>
          <table:table-cell table:style-name="ce21" table:number-columns-repeated="8"/>
          <table:table-cell table:style-name="ce21" table:formula="of:=SUM([.C20];[.E20];[.G20];[.I20];[.K20];[.M20];[.O20];[.Q20];[.S20];[.U20];[.W20];[.Y20])" office:value-type="float" office:value="521" calcext:value-type="float">
            <text:p>521</text:p>
          </table:table-cell>
          <table:table-cell table:style-name="ce25" table:formula="of:=SUM([.D20];[.F20];[.H20];[.J20];[.L20];[.N20];[.P20];[.R20];[.T20];[.V20];[.X20];[.Z20])" office:value-type="float" office:value="565" calcext:value-type="float">
            <text:p>56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ergen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12"/>
          <table:table-cell table:style-name="ce21" office:value-type="float" office:value="2495" calcext:value-type="float">
            <text:p>2495</text:p>
          </table:table-cell>
          <table:table-cell table:style-name="ce21" office:value-type="float" office:value="2328" calcext:value-type="float">
            <text:p>2328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C21];[.E21];[.G21];[.I21];[.K21];[.M21];[.O21];[.Q21];[.S21];[.U21];[.W21];[.Y21])" office:value-type="float" office:value="2507" calcext:value-type="float">
            <text:p>2507</text:p>
          </table:table-cell>
          <table:table-cell table:style-name="ce25" table:formula="of:=SUM([.D21];[.F21];[.H21];[.J21];[.L21];[.N21];[.P21];[.R21];[.T21];[.V21];[.X21];[.Z21])" office:value-type="float" office:value="2334" calcext:value-type="float">
            <text:p>233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202" calcext:value-type="float">
            <text:p>202</text:p>
          </table:table-cell>
          <table:table-cell table:style-name="ce21" table:number-columns-repeated="8"/>
          <table:table-cell table:style-name="ce21" table:formula="of:=SUM([.C22];[.E22];[.G22];[.I22];[.K22];[.M22];[.O22];[.Q22];[.S22];[.U22];[.W22];[.Y22])" office:value-type="float" office:value="210" calcext:value-type="float">
            <text:p>210</text:p>
          </table:table-cell>
          <table:table-cell table:style-name="ce25" table:formula="of:=SUM([.D22];[.F22];[.H22];[.J22];[.L22];[.N22];[.P22];[.R22];[.T22];[.V22];[.X22];[.Z22])" office:value-type="float" office:value="202" calcext:value-type="float">
            <text:p>20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73" calcext:value-type="float">
            <text:p>673</text:p>
          </table:table-cell>
          <table:table-cell table:style-name="ce21" office:value-type="float" office:value="592" calcext:value-type="float">
            <text:p>592</text:p>
          </table:table-cell>
          <table:table-cell table:style-name="ce21" table:number-columns-repeated="8"/>
          <table:table-cell table:style-name="ce21" table:formula="of:=SUM([.C23];[.E23];[.G23];[.I23];[.K23];[.M23];[.O23];[.Q23];[.S23];[.U23];[.W23];[.Y23])" office:value-type="float" office:value="673" calcext:value-type="float">
            <text:p>673</text:p>
          </table:table-cell>
          <table:table-cell table:style-name="ce25" table:formula="of:=SUM([.D23];[.F23];[.H23];[.J23];[.L23];[.N23];[.P23];[.R23];[.T23];[.V23];[.X23];[.Z23])" office:value-type="float" office:value="592" calcext:value-type="float">
            <text:p>59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29" calcext:value-type="float">
            <text:p>329</text:p>
          </table:table-cell>
          <table:table-cell table:style-name="ce21" office:value-type="float" office:value="394" calcext:value-type="float">
            <text:p>394</text:p>
          </table:table-cell>
          <table:table-cell table:style-name="ce21" table:number-columns-repeated="8"/>
          <table:table-cell table:style-name="ce21" table:formula="of:=SUM([.C24];[.E24];[.G24];[.I24];[.K24];[.M24];[.O24];[.Q24];[.S24];[.U24];[.W24];[.Y24])" office:value-type="float" office:value="329" calcext:value-type="float">
            <text:p>329</text:p>
          </table:table-cell>
          <table:table-cell table:style-name="ce25" table:formula="of:=SUM([.D24];[.F24];[.H24];[.J24];[.L24];[.N24];[.P24];[.R24];[.T24];[.V24];[.X24];[.Z24])" office:value-type="float" office:value="394" calcext:value-type="float">
            <text:p>39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or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875" calcext:value-type="float">
            <text:p>875</text:p>
          </table:table-cell>
          <table:table-cell table:style-name="ce21" office:value-type="float" office:value="745" calcext:value-type="float">
            <text:p>745</text:p>
          </table:table-cell>
          <table:table-cell table:style-name="ce21" table:number-columns-repeated="8"/>
          <table:table-cell table:style-name="ce21" table:formula="of:=SUM([.C25];[.E25];[.G25];[.I25];[.K25];[.M25];[.O25];[.Q25];[.S25];[.U25];[.W25];[.Y25])" office:value-type="float" office:value="875" calcext:value-type="float">
            <text:p>875</text:p>
          </table:table-cell>
          <table:table-cell table:style-name="ce25" table:formula="of:=SUM([.D25];[.F25];[.H25];[.J25];[.L25];[.N25];[.P25];[.R25];[.T25];[.V25];[.X25];[.Z25])" office:value-type="float" office:value="745" calcext:value-type="float">
            <text:p>74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roekhuijsen</text:p>
          </table:table-cell>
          <table:table-cell/>
          <table:table-cell table:style-name="ce10"/>
          <table:table-cell table:style-name="ce21" table:number-columns-repeated="13"/>
          <table:table-cell table:number-columns-repeated="2" table:style-name="ce21" office:value-type="float" office:value="425" calcext:value-type="float">
            <text:p>425</text:p>
          </table:table-cell>
          <table:table-cell table:style-name="ce21" table:number-columns-repeated="8"/>
          <table:table-cell table:style-name="ce21" table:formula="of:=SUM([.C26];[.E26];[.G26];[.I26];[.K26];[.M26];[.O26];[.Q26];[.S26];[.U26];[.W26];[.Y26])" office:value-type="float" office:value="425" calcext:value-type="float">
            <text:p>425</text:p>
          </table:table-cell>
          <table:table-cell table:style-name="ce25" table:formula="of:=SUM([.D26];[.F26];[.H26];[.J26];[.L26];[.N26];[.P26];[.R26];[.T26];[.V26];[.X26];[.Z26])" office:value-type="float" office:value="425" calcext:value-type="float">
            <text:p>42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roeksittard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307" calcext:value-type="float">
            <text:p>307</text:p>
          </table:table-cell>
          <table:table-cell table:style-name="ce21" table:number-columns-repeated="8"/>
          <table:table-cell table:style-name="ce21" table:formula="of:=SUM([.C27];[.E27];[.G27];[.I27];[.K27];[.M27];[.O27];[.Q27];[.S27];[.U27];[.W27];[.Y27])" office:value-type="float" office:value="320" calcext:value-type="float">
            <text:p>320</text:p>
          </table:table-cell>
          <table:table-cell table:style-name="ce25" table:formula="of:=SUM([.D27];[.F27];[.H27];[.J27];[.L27];[.N27];[.P27];[.R27];[.T27];[.V27];[.X27];[.Z27])" office:value-type="float" office:value="307" calcext:value-type="float">
            <text:p>30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544" calcext:value-type="float">
            <text:p>544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table:number-columns-repeated="8"/>
          <table:table-cell table:style-name="ce21" table:formula="of:=SUM([.C28];[.E28];[.G28];[.I28];[.K28];[.M28];[.O28];[.Q28];[.S28];[.U28];[.W28];[.Y28])" office:value-type="float" office:value="545" calcext:value-type="float">
            <text:p>545</text:p>
          </table:table-cell>
          <table:table-cell table:style-name="ce25" table:formula="of:=SUM([.D28];[.F28];[.H28];[.J28];[.L28];[.N28];[.P28];[.R28];[.T28];[.V28];[.X28];[.Z28])" office:value-type="float" office:value="631" calcext:value-type="float">
            <text:p>63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uggenum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68" calcext:value-type="float">
            <text:p>368</text:p>
          </table:table-cell>
          <table:table-cell table:style-name="ce21" office:value-type="float" office:value="334" calcext:value-type="float">
            <text:p>334</text:p>
          </table:table-cell>
          <table:table-cell table:style-name="ce21" table:number-columns-repeated="8"/>
          <table:table-cell table:style-name="ce21" table:formula="of:=SUM([.C29];[.E29];[.G29];[.I29];[.K29];[.M29];[.O29];[.Q29];[.S29];[.U29];[.W29];[.Y29])" office:value-type="float" office:value="368" calcext:value-type="float">
            <text:p>368</text:p>
          </table:table-cell>
          <table:table-cell table:style-name="ce25" table:formula="of:=SUM([.D29];[.F29];[.H29];[.J29];[.L29];[.N29];[.P29];[.R29];[.T29];[.V29];[.X29];[.Z29])" office:value-type="float" office:value="334" calcext:value-type="float">
            <text:p>33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Bunde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12"/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448" calcext:value-type="float">
            <text:p>448</text:p>
          </table:table-cell>
          <table:table-cell table:style-name="ce21" table:number-columns-repeated="8"/>
          <table:table-cell table:style-name="ce21" table:formula="of:=SUM([.C30];[.E30];[.G30];[.I30];[.K30];[.M30];[.O30];[.Q30];[.S30];[.U30];[.W30];[.Y30])" office:value-type="float" office:value="372" calcext:value-type="float">
            <text:p>372</text:p>
          </table:table-cell>
          <table:table-cell table:style-name="ce25" table:formula="of:=SUM([.D30];[.F30];[.H30];[.J30];[.L30];[.N30];[.P30];[.R30];[.T30];[.V30];[.X30];[.Z30])" office:value-type="float" office:value="452" calcext:value-type="float">
            <text:p>45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56" calcext:value-type="float">
            <text:p>356</text:p>
          </table:table-cell>
          <table:table-cell table:style-name="ce21" office:value-type="float" office:value="323" calcext:value-type="float">
            <text:p>323</text:p>
          </table:table-cell>
          <table:table-cell table:style-name="ce21" table:number-columns-repeated="8"/>
          <table:table-cell table:style-name="ce21" table:formula="of:=SUM([.C31];[.E31];[.G31];[.I31];[.K31];[.M31];[.O31];[.Q31];[.S31];[.U31];[.W31];[.Y31])" office:value-type="float" office:value="356" calcext:value-type="float">
            <text:p>356</text:p>
          </table:table-cell>
          <table:table-cell table:style-name="ce25" table:formula="of:=SUM([.D31];[.F31];[.H31];[.J31];[.L31];[.N31];[.P31];[.R31];[.T31];[.V31];[.X31];[.Z31])" office:value-type="float" office:value="323" calcext:value-type="float">
            <text:p>323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Echt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275" calcext:value-type="float">
            <text:p>2275</text:p>
          </table:table-cell>
          <table:table-cell table:style-name="ce21" office:value-type="float" office:value="2326" calcext:value-type="float">
            <text:p>2326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table:formula="of:=SUM([.C32];[.E32];[.G32];[.I32];[.K32];[.M32];[.O32];[.Q32];[.S32];[.U32];[.W32];[.Y32])" office:value-type="float" office:value="2280" calcext:value-type="float">
            <text:p>2280</text:p>
          </table:table-cell>
          <table:table-cell table:style-name="ce25" table:formula="of:=SUM([.D32];[.F32];[.H32];[.J32];[.L32];[.N32];[.P32];[.R32];[.T32];[.V32];[.X32];[.Z32])" office:value-type="float" office:value="2331" calcext:value-type="float">
            <text:p>233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float" office:value="711" calcext:value-type="float">
            <text:p>711</text:p>
          </table:table-cell>
          <table:table-cell table:style-name="ce21" office:value-type="float" office:value="667" calcext:value-type="float">
            <text:p>667</text:p>
          </table:table-cell>
          <table:table-cell table:style-name="ce21" table:number-columns-repeated="8"/>
          <table:table-cell table:style-name="ce21" table:formula="of:=SUM([.C33];[.E33];[.G33];[.I33];[.K33];[.M33];[.O33];[.Q33];[.S33];[.U33];[.W33];[.Y33])" office:value-type="float" office:value="713" calcext:value-type="float">
            <text:p>713</text:p>
          </table:table-cell>
          <table:table-cell table:style-name="ce25" table:formula="of:=SUM([.D33];[.F33];[.H33];[.J33];[.L33];[.N33];[.P33];[.R33];[.T33];[.V33];[.X33];[.Z33])" office:value-type="float" office:value="667" calcext:value-type="float">
            <text:p>66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225" calcext:value-type="float">
            <text:p>225</text:p>
          </table:table-cell>
          <table:table-cell table:style-name="ce21" office:value-type="float" office:value="229" calcext:value-type="float">
            <text:p>229</text:p>
          </table:table-cell>
          <table:table-cell table:style-name="ce21" table:number-columns-repeated="8"/>
          <table:table-cell table:style-name="ce21" table:formula="of:=SUM([.C34];[.E34];[.G34];[.I34];[.K34];[.M34];[.O34];[.Q34];[.S34];[.U34];[.W34];[.Y34])" office:value-type="float" office:value="225" calcext:value-type="float">
            <text:p>225</text:p>
          </table:table-cell>
          <table:table-cell table:style-name="ce25" table:formula="of:=SUM([.D34];[.F34];[.H34];[.J34];[.L34];[.N34];[.P34];[.R34];[.T34];[.V34];[.X34];[.Z34])" office:value-type="float" office:value="229" calcext:value-type="float">
            <text:p>22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1074" calcext:value-type="float">
            <text:p>1074</text:p>
          </table:table-cell>
          <table:table-cell table:style-name="ce21" office:value-type="float" office:value="1128" calcext:value-type="float">
            <text:p>1128</text:p>
          </table:table-cell>
          <table:table-cell table:style-name="ce21" table:number-columns-repeated="2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5" calcext:value-type="float">
            <text:p>35</text:p>
          </table:table-cell>
          <table:table-cell table:style-name="ce21" table:number-columns-repeated="4"/>
          <table:table-cell table:style-name="ce21" table:formula="of:=SUM([.C35];[.E35];[.G35];[.I35];[.K35];[.M35];[.O35];[.Q35];[.S35];[.U35];[.W35];[.Y35])" office:value-type="float" office:value="1124" calcext:value-type="float">
            <text:p>1124</text:p>
          </table:table-cell>
          <table:table-cell table:style-name="ce25" table:formula="of:=SUM([.D35];[.F35];[.H35];[.J35];[.L35];[.N35];[.P35];[.R35];[.T35];[.V35];[.X35];[.Z35])" office:value-type="float" office:value="1180" calcext:value-type="float">
            <text:p>118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1125" calcext:value-type="float">
            <text:p>1125</text:p>
          </table:table-cell>
          <table:table-cell table:style-name="ce21" office:value-type="float" office:value="1140" calcext:value-type="float">
            <text:p>1140</text:p>
          </table:table-cell>
          <table:table-cell table:style-name="ce21" table:number-columns-repeated="8"/>
          <table:table-cell table:style-name="ce21" table:formula="of:=SUM([.C36];[.E36];[.G36];[.I36];[.K36];[.M36];[.O36];[.Q36];[.S36];[.U36];[.W36];[.Y36])" office:value-type="float" office:value="1125" calcext:value-type="float">
            <text:p>1125</text:p>
          </table:table-cell>
          <table:table-cell table:style-name="ce25" table:formula="of:=SUM([.D36];[.F36];[.H36];[.J36];[.L36];[.N36];[.P36];[.R36];[.T36];[.V36];[.X36];[.Z36])" office:value-type="float" office:value="1140" calcext:value-type="float">
            <text:p>114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/>
          <table:table-cell table:style-name="ce10" office:value-type="float" office:value="63" calcext:value-type="float">
            <text:p>63</text:p>
          </table:table-cell>
          <table:table-cell table:style-name="ce21" office:value-type="float" office:value="57" calcext:value-type="float">
            <text:p>57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91" calcext:value-type="float">
            <text:p>791</text:p>
          </table:table-cell>
          <table:table-cell table:style-name="ce21" office:value-type="float" office:value="797" calcext:value-type="float">
            <text:p>797</text:p>
          </table:table-cell>
          <table:table-cell table:style-name="ce21" table:number-columns-repeated="2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C37];[.E37];[.G37];[.I37];[.K37];[.M37];[.O37];[.Q37];[.S37];[.U37];[.W37];[.Y37])" office:value-type="float" office:value="880" calcext:value-type="float">
            <text:p>880</text:p>
          </table:table-cell>
          <table:table-cell table:style-name="ce25" table:formula="of:=SUM([.D37];[.F37];[.H37];[.J37];[.L37];[.N37];[.P37];[.R37];[.T37];[.V37];[.X37];[.Z37])" office:value-type="float" office:value="879" calcext:value-type="float">
            <text:p>87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Geul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525" calcext:value-type="float">
            <text:p>525</text:p>
          </table:table-cell>
          <table:table-cell table:style-name="ce21" office:value-type="float" office:value="511" calcext:value-type="float">
            <text:p>511</text:p>
          </table:table-cell>
          <table:table-cell table:style-name="ce21" table:number-columns-repeated="8"/>
          <table:table-cell table:style-name="ce21" table:formula="of:=SUM([.C38];[.E38];[.G38];[.I38];[.K38];[.M38];[.O38];[.Q38];[.S38];[.U38];[.W38];[.Y38])" office:value-type="float" office:value="525" calcext:value-type="float">
            <text:p>525</text:p>
          </table:table-cell>
          <table:table-cell table:style-name="ce25" table:formula="of:=SUM([.D38];[.F38];[.H38];[.J38];[.L38];[.N38];[.P38];[.R38];[.T38];[.V38];[.X38];[.Z38])" office:value-type="float" office:value="511" calcext:value-type="float">
            <text:p>51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12"/>
          <table:table-cell table:style-name="ce21" office:value-type="float" office:value="559" calcext:value-type="float">
            <text:p>559</text:p>
          </table:table-cell>
          <table:table-cell table:style-name="ce21" office:value-type="float" office:value="538" calcext:value-type="float">
            <text:p>538</text:p>
          </table:table-cell>
          <table:table-cell table:style-name="ce21" table:number-columns-repeated="8"/>
          <table:table-cell table:style-name="ce21" table:formula="of:=SUM([.C39];[.E39];[.G39];[.I39];[.K39];[.M39];[.O39];[.Q39];[.S39];[.U39];[.W39];[.Y39])" office:value-type="float" office:value="560" calcext:value-type="float">
            <text:p>560</text:p>
          </table:table-cell>
          <table:table-cell table:style-name="ce25" table:formula="of:=SUM([.D39];[.F39];[.H39];[.J39];[.L39];[.N39];[.P39];[.R39];[.T39];[.V39];[.X39];[.Z39])" office:value-type="float" office:value="539" calcext:value-type="float">
            <text:p>53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/>
          <table:table-cell table:style-name="ce10" office:value-type="float" office:value="62" calcext:value-type="float">
            <text:p>62</text:p>
          </table:table-cell>
          <table:table-cell table:style-name="ce21" office:value-type="float" office:value="49" calcext:value-type="float">
            <text:p>49</text:p>
          </table:table-cell>
          <table:table-cell table:style-name="ce21" table:number-columns-repeated="12"/>
          <table:table-cell table:style-name="ce21" office:value-type="float" office:value="503" calcext:value-type="float">
            <text:p>503</text:p>
          </table:table-cell>
          <table:table-cell table:style-name="ce21" office:value-type="float" office:value="447" calcext:value-type="float">
            <text:p>447</text:p>
          </table:table-cell>
          <table:table-cell table:style-name="ce21" table:number-columns-repeated="2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4"/>
          <table:table-cell table:style-name="ce21" table:formula="of:=SUM([.C40];[.E40];[.G40];[.I40];[.K40];[.M40];[.O40];[.Q40];[.S40];[.U40];[.W40];[.Y40])" office:value-type="float" office:value="572" calcext:value-type="float">
            <text:p>572</text:p>
          </table:table-cell>
          <table:table-cell table:style-name="ce25" table:formula="of:=SUM([.D40];[.F40];[.H40];[.J40];[.L40];[.N40];[.P40];[.R40];[.T40];[.V40];[.X40];[.Z40])" office:value-type="float" office:value="506" calcext:value-type="float">
            <text:p>50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Gronsfeld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935" calcext:value-type="float">
            <text:p>935</text:p>
          </table:table-cell>
          <table:table-cell table:style-name="ce21" office:value-type="float" office:value="887" calcext:value-type="float">
            <text:p>887</text:p>
          </table:table-cell>
          <table:table-cell table:style-name="ce21" table:number-columns-repeated="8"/>
          <table:table-cell table:style-name="ce21" table:formula="of:=SUM([.C41];[.E41];[.G41];[.I41];[.K41];[.M41];[.O41];[.Q41];[.S41];[.U41];[.W41];[.Y41])" office:value-type="float" office:value="935" calcext:value-type="float">
            <text:p>935</text:p>
          </table:table-cell>
          <table:table-cell table:style-name="ce25" table:formula="of:=SUM([.D41];[.F41];[.H41];[.J41];[.L41];[.N41];[.P41];[.R41];[.T41];[.V41];[.X41];[.Z41])" office:value-type="float" office:value="887" calcext:value-type="float">
            <text:p>88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2"/>
          <table:table-cell table:style-name="ce21" office:value-type="float" office:value="728" calcext:value-type="float">
            <text:p>728</text:p>
          </table:table-cell>
          <table:table-cell table:style-name="ce21" office:value-type="float" office:value="835" calcext:value-type="float">
            <text:p>835</text:p>
          </table:table-cell>
          <table:table-cell table:style-name="ce21" table:number-columns-repeated="8"/>
          <table:table-cell table:style-name="ce21" table:formula="of:=SUM([.C42];[.E42];[.G42];[.I42];[.K42];[.M42];[.O42];[.Q42];[.S42];[.U42];[.W42];[.Y42])" office:value-type="float" office:value="730" calcext:value-type="float">
            <text:p>730</text:p>
          </table:table-cell>
          <table:table-cell table:style-name="ce25" table:formula="of:=SUM([.D42];[.F42];[.H42];[.J42];[.L42];[.N42];[.P42];[.R42];[.T42];[.V42];[.X42];[.Z42])" office:value-type="float" office:value="837" calcext:value-type="float">
            <text:p>83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/>
          <table:table-cell table:style-name="ce10" office:value-type="float" office:value="21" calcext:value-type="float">
            <text:p>21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12"/>
          <table:table-cell table:style-name="ce21" office:value-type="float" office:value="1246" calcext:value-type="float">
            <text:p>1246</text:p>
          </table:table-cell>
          <table:table-cell table:style-name="ce21" office:value-type="float" office:value="1156" calcext:value-type="float">
            <text:p>1156</text:p>
          </table:table-cell>
          <table:table-cell table:style-name="ce21" table:number-columns-repeated="2"/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39" calcext:value-type="float">
            <text:p>39</text:p>
          </table:table-cell>
          <table:table-cell table:style-name="ce21" table:number-columns-repeated="4"/>
          <table:table-cell table:style-name="ce21" table:formula="of:=SUM([.C43];[.E43];[.G43];[.I43];[.K43];[.M43];[.O43];[.Q43];[.S43];[.U43];[.W43];[.Y43])" office:value-type="float" office:value="1320" calcext:value-type="float">
            <text:p>1320</text:p>
          </table:table-cell>
          <table:table-cell table:style-name="ce25" table:formula="of:=SUM([.D43];[.F43];[.H43];[.J43];[.L43];[.N43];[.P43];[.R43];[.T43];[.V43];[.X43];[.Z43])" office:value-type="float" office:value="1215" calcext:value-type="float">
            <text:p>121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438" calcext:value-type="float">
            <text:p>438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table:number-columns-repeated="8"/>
          <table:table-cell table:style-name="ce21" table:formula="of:=SUM([.C44];[.E44];[.G44];[.I44];[.K44];[.M44];[.O44];[.Q44];[.S44];[.U44];[.W44];[.Y44])" office:value-type="float" office:value="438" calcext:value-type="float">
            <text:p>438</text:p>
          </table:table-cell>
          <table:table-cell table:style-name="ce25" table:formula="of:=SUM([.D44];[.F44];[.H44];[.J44];[.L44];[.N44];[.P44];[.R44];[.T44];[.V44];[.X44];[.Z44])" office:value-type="float" office:value="390" calcext:value-type="float">
            <text:p>39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479" calcext:value-type="float">
            <text:p>479</text:p>
          </table:table-cell>
          <table:table-cell table:style-name="ce21" office:value-type="float" office:value="427" calcext:value-type="float">
            <text:p>427</text:p>
          </table:table-cell>
          <table:table-cell table:style-name="ce21" table:number-columns-repeated="8"/>
          <table:table-cell table:style-name="ce21" table:formula="of:=SUM([.C45];[.E45];[.G45];[.I45];[.K45];[.M45];[.O45];[.Q45];[.S45];[.U45];[.W45];[.Y45])" office:value-type="float" office:value="479" calcext:value-type="float">
            <text:p>479</text:p>
          </table:table-cell>
          <table:table-cell table:style-name="ce25" table:formula="of:=SUM([.D45];[.F45];[.H45];[.J45];[.L45];[.N45];[.P45];[.R45];[.T45];[.V45];[.X45];[.Z45])" office:value-type="float" office:value="427" calcext:value-type="float">
            <text:p>42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eer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751" calcext:value-type="float">
            <text:p>751</text:p>
          </table:table-cell>
          <table:table-cell table:style-name="ce21" office:value-type="float" office:value="720" calcext:value-type="float">
            <text:p>720</text:p>
          </table:table-cell>
          <table:table-cell table:style-name="ce21" table:number-columns-repeated="8"/>
          <table:table-cell table:style-name="ce21" table:formula="of:=SUM([.C46];[.E46];[.G46];[.I46];[.K46];[.M46];[.O46];[.Q46];[.S46];[.U46];[.W46];[.Y46])" office:value-type="float" office:value="752" calcext:value-type="float">
            <text:p>752</text:p>
          </table:table-cell>
          <table:table-cell table:style-name="ce25" table:formula="of:=SUM([.D46];[.F46];[.H46];[.J46];[.L46];[.N46];[.P46];[.R46];[.T46];[.V46];[.X46];[.Z46])" office:value-type="float" office:value="720" calcext:value-type="float">
            <text:p>72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/>
          <table:table-cell table:style-name="ce10" office:value-type="float" office:value="28" calcext:value-type="float">
            <text:p>28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12"/>
          <table:table-cell table:style-name="ce21" office:value-type="float" office:value="2521" calcext:value-type="float">
            <text:p>2521</text:p>
          </table:table-cell>
          <table:table-cell table:style-name="ce21" office:value-type="float" office:value="2468" calcext:value-type="float">
            <text:p>2468</text:p>
          </table:table-cell>
          <table:table-cell table:style-name="ce21" table:number-columns-repeated="2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1" calcext:value-type="float">
            <text:p>31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C47];[.E47];[.G47];[.I47];[.K47];[.M47];[.O47];[.Q47];[.S47];[.U47];[.W47];[.Y47])" office:value-type="float" office:value="2581" calcext:value-type="float">
            <text:p>2581</text:p>
          </table:table-cell>
          <table:table-cell table:style-name="ce25" table:formula="of:=SUM([.D47];[.F47];[.H47];[.J47];[.L47];[.N47];[.P47];[.R47];[.T47];[.V47];[.X47];[.Z47])" office:value-type="float" office:value="2524" calcext:value-type="float">
            <text:p>252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1838" calcext:value-type="float">
            <text:p>1838</text:p>
          </table:table-cell>
          <table:table-cell table:style-name="ce21" office:value-type="float" office:value="1890" calcext:value-type="float">
            <text:p>1890</text:p>
          </table:table-cell>
          <table:table-cell table:style-name="ce21" table:number-columns-repeated="8"/>
          <table:table-cell table:style-name="ce21" table:formula="of:=SUM([.C48];[.E48];[.G48];[.I48];[.K48];[.M48];[.O48];[.Q48];[.S48];[.U48];[.W48];[.Y48])" office:value-type="float" office:value="1838" calcext:value-type="float">
            <text:p>1838</text:p>
          </table:table-cell>
          <table:table-cell table:style-name="ce25" table:formula="of:=SUM([.D48];[.F48];[.H48];[.J48];[.L48];[.N48];[.P48];[.R48];[.T48];[.V48];[.X48];[.Z48])" office:value-type="float" office:value="1890" calcext:value-type="float">
            <text:p>189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erkenbosch en Melick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2"/>
          <table:table-cell table:style-name="ce21" office:value-type="float" office:value="871" calcext:value-type="float">
            <text:p>871</text:p>
          </table:table-cell>
          <table:table-cell table:style-name="ce21" office:value-type="float" office:value="865" calcext:value-type="float">
            <text:p>865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table:formula="of:=SUM([.C49];[.E49];[.G49];[.I49];[.K49];[.M49];[.O49];[.Q49];[.S49];[.U49];[.W49];[.Y49])" office:value-type="float" office:value="875" calcext:value-type="float">
            <text:p>875</text:p>
          </table:table-cell>
          <table:table-cell table:style-name="ce25" table:formula="of:=SUM([.D49];[.F49];[.H49];[.J49];[.L49];[.N49];[.P49];[.R49];[.T49];[.V49];[.X49];[.Z49])" office:value-type="float" office:value="868" calcext:value-type="float">
            <text:p>86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544" calcext:value-type="float">
            <text:p>544</text:p>
          </table:table-cell>
          <table:table-cell table:style-name="ce21" office:value-type="float" office:value="489" calcext:value-type="float">
            <text:p>489</text:p>
          </table:table-cell>
          <table:table-cell table:style-name="ce21" table:number-columns-repeated="8"/>
          <table:table-cell table:style-name="ce21" table:formula="of:=SUM([.C50];[.E50];[.G50];[.I50];[.K50];[.M50];[.O50];[.Q50];[.S50];[.U50];[.W50];[.Y50])" office:value-type="float" office:value="545" calcext:value-type="float">
            <text:p>545</text:p>
          </table:table-cell>
          <table:table-cell table:style-name="ce25" table:formula="of:=SUM([.D50];[.F50];[.H50];[.J50];[.L50];[.N50];[.P50];[.R50];[.T50];[.V50];[.X50];[.Z50])" office:value-type="float" office:value="489" calcext:value-type="float">
            <text:p>48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eijthuijsen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12"/>
          <table:table-cell table:style-name="ce21" office:value-type="float" office:value="1020" calcext:value-type="float">
            <text:p>1020</text:p>
          </table:table-cell>
          <table:table-cell table:style-name="ce21" office:value-type="float" office:value="884" calcext:value-type="float">
            <text:p>884</text:p>
          </table:table-cell>
          <table:table-cell table:style-name="ce21" table:number-columns-repeated="8"/>
          <table:table-cell table:style-name="ce21" table:formula="of:=SUM([.C51];[.E51];[.G51];[.I51];[.K51];[.M51];[.O51];[.Q51];[.S51];[.U51];[.W51];[.Y51])" office:value-type="float" office:value="1028" calcext:value-type="float">
            <text:p>1028</text:p>
          </table:table-cell>
          <table:table-cell table:style-name="ce25" table:formula="of:=SUM([.D51];[.F51];[.H51];[.J51];[.L51];[.N51];[.P51];[.R51];[.T51];[.V51];[.X51];[.Z51])" office:value-type="float" office:value="889" calcext:value-type="float">
            <text:p>88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70" calcext:value-type="float">
            <text:p>670</text:p>
          </table:table-cell>
          <table:table-cell table:style-name="ce21" office:value-type="float" office:value="587" calcext:value-type="float">
            <text:p>587</text:p>
          </table:table-cell>
          <table:table-cell table:style-name="ce21" table:number-columns-repeated="8"/>
          <table:table-cell table:style-name="ce21" table:formula="of:=SUM([.C52];[.E52];[.G52];[.I52];[.K52];[.M52];[.O52];[.Q52];[.S52];[.U52];[.W52];[.Y52])" office:value-type="float" office:value="670" calcext:value-type="float">
            <text:p>670</text:p>
          </table:table-cell>
          <table:table-cell table:style-name="ce25" table:formula="of:=SUM([.D52];[.F52];[.H52];[.J52];[.L52];[.N52];[.P52];[.R52];[.T52];[.V52];[.X52];[.Z52])" office:value-type="float" office:value="587" calcext:value-type="float">
            <text:p>58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or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598" calcext:value-type="float">
            <text:p>598</text:p>
          </table:table-cell>
          <table:table-cell table:style-name="ce21" office:value-type="float" office:value="495" calcext:value-type="float">
            <text:p>495</text:p>
          </table:table-cell>
          <table:table-cell table:style-name="ce21" table:number-columns-repeated="8"/>
          <table:table-cell table:style-name="ce21" table:formula="of:=SUM([.C53];[.E53];[.G53];[.I53];[.K53];[.M53];[.O53];[.Q53];[.S53];[.U53];[.W53];[.Y53])" office:value-type="float" office:value="598" calcext:value-type="float">
            <text:p>598</text:p>
          </table:table-cell>
          <table:table-cell table:style-name="ce25" table:formula="of:=SUM([.D53];[.F53];[.H53];[.J53];[.L53];[.N53];[.P53];[.R53];[.T53];[.V53];[.X53];[.Z53])" office:value-type="float" office:value="495" calcext:value-type="float">
            <text:p>49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orst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2"/>
          <table:table-cell table:style-name="ce21" office:value-type="float" office:value="1954" calcext:value-type="float">
            <text:p>1954</text:p>
          </table:table-cell>
          <table:table-cell table:style-name="ce21" office:value-type="float" office:value="1875" calcext:value-type="float">
            <text:p>1875</text:p>
          </table:table-cell>
          <table:table-cell table:style-name="ce21" table:number-columns-repeated="8"/>
          <table:table-cell table:style-name="ce21" table:formula="of:=SUM([.C54];[.E54];[.G54];[.I54];[.K54];[.M54];[.O54];[.Q54];[.S54];[.U54];[.W54];[.Y54])" office:value-type="float" office:value="1961" calcext:value-type="float">
            <text:p>1961</text:p>
          </table:table-cell>
          <table:table-cell table:style-name="ce25" table:formula="of:=SUM([.D54];[.F54];[.H54];[.J54];[.L54];[.N54];[.P54];[.R54];[.T54];[.V54];[.X54];[.Z54])" office:value-type="float" office:value="1877" calcext:value-type="float">
            <text:p>187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outhem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458" calcext:value-type="float">
            <text:p>458</text:p>
          </table:table-cell>
          <table:table-cell table:style-name="ce21" office:value-type="float" office:value="409" calcext:value-type="float">
            <text:p>409</text:p>
          </table:table-cell>
          <table:table-cell table:style-name="ce21" table:number-columns-repeated="8"/>
          <table:table-cell table:style-name="ce21" table:formula="of:=SUM([.C55];[.E55];[.G55];[.I55];[.K55];[.M55];[.O55];[.Q55];[.S55];[.U55];[.W55];[.Y55])" office:value-type="float" office:value="462" calcext:value-type="float">
            <text:p>462</text:p>
          </table:table-cell>
          <table:table-cell table:style-name="ce25" table:formula="of:=SUM([.D55];[.F55];[.H55];[.J55];[.L55];[.N55];[.P55];[.R55];[.T55];[.V55];[.X55];[.Z55])" office:value-type="float" office:value="419" calcext:value-type="float">
            <text:p>41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21" calcext:value-type="float">
            <text:p>621</text:p>
          </table:table-cell>
          <table:table-cell table:style-name="ce21" office:value-type="float" office:value="601" calcext:value-type="float">
            <text:p>601</text:p>
          </table:table-cell>
          <table:table-cell table:style-name="ce21" table:number-columns-repeated="8"/>
          <table:table-cell table:style-name="ce21" table:formula="of:=SUM([.C56];[.E56];[.G56];[.I56];[.K56];[.M56];[.O56];[.Q56];[.S56];[.U56];[.W56];[.Y56])" office:value-type="float" office:value="621" calcext:value-type="float">
            <text:p>621</text:p>
          </table:table-cell>
          <table:table-cell table:style-name="ce25" table:formula="of:=SUM([.D56];[.F56];[.H56];[.J56];[.L56];[.N56];[.P56];[.R56];[.T56];[.V56];[.X56];[.Z56])" office:value-type="float" office:value="601" calcext:value-type="float">
            <text:p>60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9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563" calcext:value-type="float">
            <text:p>563</text:p>
          </table:table-cell>
          <table:table-cell table:style-name="ce21" office:value-type="float" office:value="506" calcext:value-type="float">
            <text:p>506</text:p>
          </table:table-cell>
          <table:table-cell table:style-name="ce21" table:number-columns-repeated="8"/>
          <table:table-cell table:style-name="ce21" table:formula="of:=SUM([.C57];[.E57];[.G57];[.I57];[.K57];[.M57];[.O57];[.Q57];[.S57];[.U57];[.W57];[.Y57])" office:value-type="float" office:value="566" calcext:value-type="float">
            <text:p>566</text:p>
          </table:table-cell>
          <table:table-cell table:style-name="ce25" table:formula="of:=SUM([.D57];[.F57];[.H57];[.J57];[.L57];[.N57];[.P57];[.R57];[.T57];[.V57];[.X57];[.Z57])" office:value-type="float" office:value="506" calcext:value-type="float">
            <text:p>50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237" calcext:value-type="float">
            <text:p>237</text:p>
          </table:table-cell>
          <table:table-cell table:style-name="ce21" office:value-type="float" office:value="229" calcext:value-type="float">
            <text:p>229</text:p>
          </table:table-cell>
          <table:table-cell table:style-name="ce21" table:number-columns-repeated="8"/>
          <table:table-cell table:style-name="ce21" table:formula="of:=SUM([.C58];[.E58];[.G58];[.I58];[.K58];[.M58];[.O58];[.Q58];[.S58];[.U58];[.W58];[.Y58])" office:value-type="float" office:value="237" calcext:value-type="float">
            <text:p>237</text:p>
          </table:table-cell>
          <table:table-cell table:style-name="ce25" table:formula="of:=SUM([.D58];[.F58];[.H58];[.J58];[.L58];[.N58];[.P58];[.R58];[.T58];[.V58];[.X58];[.Z58])" office:value-type="float" office:value="229" calcext:value-type="float">
            <text:p>22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Ittervoort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table:number-columns-repeated="8"/>
          <table:table-cell table:style-name="ce21" table:formula="of:=SUM([.C59];[.E59];[.G59];[.I59];[.K59];[.M59];[.O59];[.Q59];[.S59];[.U59];[.W59];[.Y59])" office:value-type="float" office:value="131" calcext:value-type="float">
            <text:p>131</text:p>
          </table:table-cell>
          <table:table-cell table:style-name="ce25" table:formula="of:=SUM([.D59];[.F59];[.H59];[.J59];[.L59];[.N59];[.P59];[.R59];[.T59];[.V59];[.X59];[.Z59])" office:value-type="float" office:value="118" calcext:value-type="float">
            <text:p>11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193" calcext:value-type="float">
            <text:p>193</text:p>
          </table:table-cell>
          <table:table-cell table:style-name="ce21" table:number-columns-repeated="8"/>
          <table:table-cell table:style-name="ce21" table:formula="of:=SUM([.C60];[.E60];[.G60];[.I60];[.K60];[.M60];[.O60];[.Q60];[.S60];[.U60];[.W60];[.Y60])" office:value-type="float" office:value="206" calcext:value-type="float">
            <text:p>206</text:p>
          </table:table-cell>
          <table:table-cell table:style-name="ce25" table:formula="of:=SUM([.D60];[.F60];[.H60];[.J60];[.L60];[.N60];[.P60];[.R60];[.T60];[.V60];[.X60];[.Z60])" office:value-type="float" office:value="193" calcext:value-type="float">
            <text:p>193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12"/>
          <table:table-cell table:style-name="ce21" office:value-type="float" office:value="3448" calcext:value-type="float">
            <text:p>3448</text:p>
          </table:table-cell>
          <table:table-cell table:style-name="ce21" office:value-type="float" office:value="2643" calcext:value-type="float">
            <text:p>2643</text:p>
          </table:table-cell>
          <table:table-cell table:style-name="ce21" table:number-columns-repeated="8"/>
          <table:table-cell table:style-name="ce21" table:formula="of:=SUM([.C61];[.E61];[.G61];[.I61];[.K61];[.M61];[.O61];[.Q61];[.S61];[.U61];[.W61];[.Y61])" office:value-type="float" office:value="3454" calcext:value-type="float">
            <text:p>3454</text:p>
          </table:table-cell>
          <table:table-cell table:style-name="ce25" table:formula="of:=SUM([.D61];[.F61];[.H61];[.J61];[.L61];[.N61];[.P61];[.R61];[.T61];[.V61];[.X61];[.Z61])" office:value-type="float" office:value="2651" calcext:value-type="float">
            <text:p>265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float" office:value="720" calcext:value-type="float">
            <text:p>720</text:p>
          </table:table-cell>
          <table:table-cell table:style-name="ce21" office:value-type="float" office:value="669" calcext:value-type="float">
            <text:p>669</text:p>
          </table:table-cell>
          <table:table-cell table:style-name="ce21" table:number-columns-repeated="8"/>
          <table:table-cell table:style-name="ce21" table:formula="of:=SUM([.C62];[.E62];[.G62];[.I62];[.K62];[.M62];[.O62];[.Q62];[.S62];[.U62];[.W62];[.Y62])" office:value-type="float" office:value="722" calcext:value-type="float">
            <text:p>722</text:p>
          </table:table-cell>
          <table:table-cell table:style-name="ce25" table:formula="of:=SUM([.D62];[.F62];[.H62];[.J62];[.L62];[.N62];[.P62];[.R62];[.T62];[.V62];[.X62];[.Z62])" office:value-type="float" office:value="669" calcext:value-type="float">
            <text:p>66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20" calcext:value-type="float">
            <text:p>620</text:p>
          </table:table-cell>
          <table:table-cell table:style-name="ce21" office:value-type="float" office:value="588" calcext:value-type="float">
            <text:p>588</text:p>
          </table:table-cell>
          <table:table-cell table:style-name="ce21" table:number-columns-repeated="8"/>
          <table:table-cell table:style-name="ce21" table:formula="of:=SUM([.C63];[.E63];[.G63];[.I63];[.K63];[.M63];[.O63];[.Q63];[.S63];[.U63];[.W63];[.Y63])" office:value-type="float" office:value="620" calcext:value-type="float">
            <text:p>620</text:p>
          </table:table-cell>
          <table:table-cell table:style-name="ce25" table:formula="of:=SUM([.D63];[.F63];[.H63];[.J63];[.L63];[.N63];[.P63];[.R63];[.T63];[.V63];[.X63];[.Z63])" office:value-type="float" office:value="588" calcext:value-type="float">
            <text:p>58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703" calcext:value-type="float">
            <text:p>703</text:p>
          </table:table-cell>
          <table:table-cell table:style-name="ce21" office:value-type="float" office:value="642" calcext:value-type="float">
            <text:p>642</text:p>
          </table:table-cell>
          <table:table-cell table:style-name="ce21" table:number-columns-repeated="8"/>
          <table:table-cell table:style-name="ce21" table:formula="of:=SUM([.C64];[.E64];[.G64];[.I64];[.K64];[.M64];[.O64];[.Q64];[.S64];[.U64];[.W64];[.Y64])" office:value-type="float" office:value="703" calcext:value-type="float">
            <text:p>703</text:p>
          </table:table-cell>
          <table:table-cell table:style-name="ce25" table:formula="of:=SUM([.D64];[.F64];[.H64];[.J64];[.L64];[.N64];[.P64];[.R64];[.T64];[.V64];[.X64];[.Z64])" office:value-type="float" office:value="642" calcext:value-type="float">
            <text:p>64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Linne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502" calcext:value-type="float">
            <text:p>502</text:p>
          </table:table-cell>
          <table:table-cell table:style-name="ce21" office:value-type="float" office:value="473" calcext:value-type="float">
            <text:p>473</text:p>
          </table:table-cell>
          <table:table-cell table:style-name="ce21" table:number-columns-repeated="8"/>
          <table:table-cell table:style-name="ce21" table:formula="of:=SUM([.C65];[.E65];[.G65];[.I65];[.K65];[.M65];[.O65];[.Q65];[.S65];[.U65];[.W65];[.Y65])" office:value-type="float" office:value="502" calcext:value-type="float">
            <text:p>502</text:p>
          </table:table-cell>
          <table:table-cell table:style-name="ce25" table:formula="of:=SUM([.D65];[.F65];[.H65];[.J65];[.L65];[.N65];[.P65];[.R65];[.T65];[.V65];[.X65];[.Z65])" office:value-type="float" office:value="473" calcext:value-type="float">
            <text:p>473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aarbracht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12"/>
          <table:table-cell table:style-name="ce21" office:value-type="float" office:value="767" calcext:value-type="float">
            <text:p>767</text:p>
          </table:table-cell>
          <table:table-cell table:style-name="ce21" office:value-type="float" office:value="668" calcext:value-type="float">
            <text:p>668</text:p>
          </table:table-cell>
          <table:table-cell table:style-name="ce21" table:number-columns-repeated="8"/>
          <table:table-cell table:style-name="ce21" table:formula="of:=SUM([.C66];[.E66];[.G66];[.I66];[.K66];[.M66];[.O66];[.Q66];[.S66];[.U66];[.W66];[.Y66])" office:value-type="float" office:value="774" calcext:value-type="float">
            <text:p>774</text:p>
          </table:table-cell>
          <table:table-cell table:style-name="ce25" table:formula="of:=SUM([.D66];[.F66];[.H66];[.J66];[.L66];[.N66];[.P66];[.R66];[.T66];[.V66];[.X66];[.Z66])" office:value-type="float" office:value="672" calcext:value-type="float">
            <text:p>67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12"/>
          <table:table-cell table:style-name="ce21" office:value-type="float" office:value="2676" calcext:value-type="float">
            <text:p>2676</text:p>
          </table:table-cell>
          <table:table-cell table:style-name="ce21" office:value-type="float" office:value="2449" calcext:value-type="float">
            <text:p>2449</text:p>
          </table:table-cell>
          <table:table-cell table:style-name="ce21" table:number-columns-repeated="6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formula="of:=SUM([.C67];[.E67];[.G67];[.I67];[.K67];[.M67];[.O67];[.Q67];[.S67];[.U67];[.W67];[.Y67])" office:value-type="float" office:value="2687" calcext:value-type="float">
            <text:p>2687</text:p>
          </table:table-cell>
          <table:table-cell table:style-name="ce25" table:formula="of:=SUM([.D67];[.F67];[.H67];[.J67];[.L67];[.N67];[.P67];[.R67];[.T67];[.V67];[.X67];[.Z67])" office:value-type="float" office:value="2458" calcext:value-type="float">
            <text:p>245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aasniel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2"/>
          <table:table-cell table:style-name="ce21" office:value-type="float" office:value="1096" calcext:value-type="float">
            <text:p>1096</text:p>
          </table:table-cell>
          <table:table-cell table:style-name="ce21" office:value-type="float" office:value="1013" calcext:value-type="float">
            <text:p>1013</text:p>
          </table:table-cell>
          <table:table-cell table:style-name="ce21" table:number-columns-repeated="8"/>
          <table:table-cell table:style-name="ce21" table:formula="of:=SUM([.C68];[.E68];[.G68];[.I68];[.K68];[.M68];[.O68];[.Q68];[.S68];[.U68];[.W68];[.Y68])" office:value-type="float" office:value="1101" calcext:value-type="float">
            <text:p>1101</text:p>
          </table:table-cell>
          <table:table-cell table:style-name="ce25" table:formula="of:=SUM([.D68];[.F68];[.H68];[.J68];[.L68];[.N68];[.P68];[.R68];[.T68];[.V68];[.X68];[.Z68])" office:value-type="float" office:value="1015" calcext:value-type="float">
            <text:p>101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548" calcext:value-type="float">
            <text:p>548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table:number-columns-repeated="8"/>
          <table:table-cell table:style-name="ce21" table:formula="of:=SUM([.C69];[.E69];[.G69];[.I69];[.K69];[.M69];[.O69];[.Q69];[.S69];[.U69];[.W69];[.Y69])" office:value-type="float" office:value="548" calcext:value-type="float">
            <text:p>548</text:p>
          </table:table-cell>
          <table:table-cell table:style-name="ce25" table:formula="of:=SUM([.D69];[.F69];[.H69];[.J69];[.L69];[.N69];[.P69];[.R69];[.T69];[.V69];[.X69];[.Z69])" office:value-type="float" office:value="500" calcext:value-type="float">
            <text:p>50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12"/>
          <table:table-cell table:style-name="ce21" office:value-type="float" office:value="806" calcext:value-type="float">
            <text:p>806</text:p>
          </table:table-cell>
          <table:table-cell table:style-name="ce21" office:value-type="float" office:value="749" calcext:value-type="float">
            <text:p>749</text:p>
          </table:table-cell>
          <table:table-cell table:style-name="ce21" table:number-columns-repeated="8"/>
          <table:table-cell table:style-name="ce21" table:formula="of:=SUM([.C70];[.E70];[.G70];[.I70];[.K70];[.M70];[.O70];[.Q70];[.S70];[.U70];[.W70];[.Y70])" office:value-type="float" office:value="817" calcext:value-type="float">
            <text:p>817</text:p>
          </table:table-cell>
          <table:table-cell table:style-name="ce25" table:formula="of:=SUM([.D70];[.F70];[.H70];[.J70];[.L70];[.N70];[.P70];[.R70];[.T70];[.V70];[.X70];[.Z70])" office:value-type="float" office:value="759" calcext:value-type="float">
            <text:p>75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21" office:value-type="float" office:value="44" calcext:value-type="float">
            <text:p>44</text:p>
          </table:table-cell>
          <table:table-cell table:style-name="ce21" table:number-columns-repeated="7"/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1568" calcext:value-type="float">
            <text:p>1568</text:p>
          </table:table-cell>
          <table:table-cell table:style-name="ce21" office:value-type="float" office:value="1692" calcext:value-type="float">
            <text:p>1692</text:p>
          </table:table-cell>
          <table:table-cell table:style-name="ce21" table:number-columns-repeated="2"/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43" calcext:value-type="float">
            <text:p>43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SUM([.C71];[.E71];[.G71];[.I71];[.K71];[.M71];[.O71];[.Q71];[.S71];[.U71];[.W71];[.Y71])" office:value-type="float" office:value="1633" calcext:value-type="float">
            <text:p>1633</text:p>
          </table:table-cell>
          <table:table-cell table:style-name="ce25" table:formula="of:=SUM([.D71];[.F71];[.H71];[.J71];[.L71];[.N71];[.P71];[.R71];[.T71];[.V71];[.X71];[.Z71])" office:value-type="float" office:value="1790" calcext:value-type="float">
            <text:p>179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25" calcext:value-type="float">
            <text:p>325</text:p>
          </table:table-cell>
          <table:table-cell table:style-name="ce21" office:value-type="float" office:value="316" calcext:value-type="float">
            <text:p>316</text:p>
          </table:table-cell>
          <table:table-cell table:style-name="ce21" table:number-columns-repeated="8"/>
          <table:table-cell table:style-name="ce21" table:formula="of:=SUM([.C72];[.E72];[.G72];[.I72];[.K72];[.M72];[.O72];[.Q72];[.S72];[.U72];[.W72];[.Y72])" office:value-type="float" office:value="325" calcext:value-type="float">
            <text:p>325</text:p>
          </table:table-cell>
          <table:table-cell table:style-name="ce25" table:formula="of:=SUM([.D72];[.F72];[.H72];[.J72];[.L72];[.N72];[.P72];[.R72];[.T72];[.V72];[.X72];[.Z72])" office:value-type="float" office:value="316" calcext:value-type="float">
            <text:p>31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esch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table:number-columns-repeated="8"/>
          <table:table-cell table:style-name="ce21" table:formula="of:=SUM([.C73];[.E73];[.G73];[.I73];[.K73];[.M73];[.O73];[.Q73];[.S73];[.U73];[.W73];[.Y73])" office:value-type="float" office:value="126" calcext:value-type="float">
            <text:p>126</text:p>
          </table:table-cell>
          <table:table-cell table:style-name="ce25" table:formula="of:=SUM([.D73];[.F73];[.H73];[.J73];[.L73];[.N73];[.P73];[.R73];[.T73];[.V73];[.X73];[.Z73])" office:value-type="float" office:value="111" calcext:value-type="float">
            <text:p>11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711" calcext:value-type="float">
            <text:p>711</text:p>
          </table:table-cell>
          <table:table-cell table:style-name="ce21" office:value-type="float" office:value="678" calcext:value-type="float">
            <text:p>678</text:p>
          </table:table-cell>
          <table:table-cell table:style-name="ce21" table:number-columns-repeated="8"/>
          <table:table-cell table:style-name="ce21" table:formula="of:=SUM([.C74];[.E74];[.G74];[.I74];[.K74];[.M74];[.O74];[.Q74];[.S74];[.U74];[.W74];[.Y74])" office:value-type="float" office:value="711" calcext:value-type="float">
            <text:p>711</text:p>
          </table:table-cell>
          <table:table-cell table:style-name="ce25" table:formula="of:=SUM([.D74];[.F74];[.H74];[.J74];[.L74];[.N74];[.P74];[.R74];[.T74];[.V74];[.X74];[.Z74])" office:value-type="float" office:value="678" calcext:value-type="float">
            <text:p>67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heer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491" calcext:value-type="float">
            <text:p>491</text:p>
          </table:table-cell>
          <table:table-cell table:style-name="ce21" office:value-type="float" office:value="439" calcext:value-type="float">
            <text:p>439</text:p>
          </table:table-cell>
          <table:table-cell table:style-name="ce21" table:number-columns-repeated="8"/>
          <table:table-cell table:style-name="ce21" table:formula="of:=SUM([.C75];[.E75];[.G75];[.I75];[.K75];[.M75];[.O75];[.Q75];[.S75];[.U75];[.W75];[.Y75])" office:value-type="float" office:value="491" calcext:value-type="float">
            <text:p>491</text:p>
          </table:table-cell>
          <table:table-cell table:style-name="ce25" table:formula="of:=SUM([.D75];[.F75];[.H75];[.J75];[.L75];[.N75];[.P75];[.R75];[.T75];[.V75];[.X75];[.Z75])" office:value-type="float" office:value="439" calcext:value-type="float">
            <text:p>43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float" office:value="428" calcext:value-type="float">
            <text:p>428</text:p>
          </table:table-cell>
          <table:table-cell table:style-name="ce21" office:value-type="float" office:value="364" calcext:value-type="float">
            <text:p>364</text:p>
          </table:table-cell>
          <table:table-cell table:style-name="ce21" table:number-columns-repeated="8"/>
          <table:table-cell table:style-name="ce21" table:formula="of:=SUM([.C76];[.E76];[.G76];[.I76];[.K76];[.M76];[.O76];[.Q76];[.S76];[.U76];[.W76];[.Y76])" office:value-type="float" office:value="430" calcext:value-type="float">
            <text:p>430</text:p>
          </table:table-cell>
          <table:table-cell table:style-name="ce25" table:formula="of:=SUM([.D76];[.F76];[.H76];[.J76];[.L76];[.N76];[.P76];[.R76];[.T76];[.V76];[.X76];[.Z76])" office:value-type="float" office:value="364" calcext:value-type="float">
            <text:p>36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/>
          <table:table-cell table:style-name="ce10" office:value-type="float" office:value="33" calcext:value-type="float">
            <text:p>33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number-columns-repeated="9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579" calcext:value-type="float">
            <text:p>579</text:p>
          </table:table-cell>
          <table:table-cell table:style-name="ce21" office:value-type="float" office:value="650" calcext:value-type="float">
            <text:p>65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6"/>
          <table:table-cell table:style-name="ce21" table:formula="of:=SUM([.C77];[.E77];[.G77];[.I77];[.K77];[.M77];[.O77];[.Q77];[.S77];[.U77];[.W77];[.Y77])" office:value-type="float" office:value="612" calcext:value-type="float">
            <text:p>612</text:p>
          </table:table-cell>
          <table:table-cell table:style-name="ce25" table:formula="of:=SUM([.D77];[.F77];[.H77];[.J77];[.L77];[.N77];[.P77];[.R77];[.T77];[.V77];[.X77];[.Z77])" office:value-type="float" office:value="676" calcext:value-type="float">
            <text:p>67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66" calcext:value-type="float">
            <text:p>366</text:p>
          </table:table-cell>
          <table:table-cell table:style-name="ce21" office:value-type="float" office:value="336" calcext:value-type="float">
            <text:p>336</text:p>
          </table:table-cell>
          <table:table-cell table:style-name="ce21" table:number-columns-repeated="8"/>
          <table:table-cell table:style-name="ce21" table:formula="of:=SUM([.C78];[.E78];[.G78];[.I78];[.K78];[.M78];[.O78];[.Q78];[.S78];[.U78];[.W78];[.Y78])" office:value-type="float" office:value="366" calcext:value-type="float">
            <text:p>366</text:p>
          </table:table-cell>
          <table:table-cell table:style-name="ce25" table:formula="of:=SUM([.D78];[.F78];[.H78];[.J78];[.L78];[.N78];[.P78];[.R78];[.T78];[.V78];[.X78];[.Z78])" office:value-type="float" office:value="336" calcext:value-type="float">
            <text:p>33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2"/>
          <table:table-cell table:style-name="ce21" office:value-type="float" office:value="2372" calcext:value-type="float">
            <text:p>2372</text:p>
          </table:table-cell>
          <table:table-cell table:style-name="ce21" office:value-type="float" office:value="2294" calcext:value-type="float">
            <text:p>2294</text:p>
          </table:table-cell>
          <table:table-cell table:style-name="ce21" table:number-columns-repeated="8"/>
          <table:table-cell table:style-name="ce21" table:formula="of:=SUM([.C79];[.E79];[.G79];[.I79];[.K79];[.M79];[.O79];[.Q79];[.S79];[.U79];[.W79];[.Y79])" office:value-type="float" office:value="2375" calcext:value-type="float">
            <text:p>2375</text:p>
          </table:table-cell>
          <table:table-cell table:style-name="ce25" table:formula="of:=SUM([.D79];[.F79];[.H79];[.J79];[.L79];[.N79];[.P79];[.R79];[.T79];[.V79];[.X79];[.Z79])" office:value-type="float" office:value="2296" calcext:value-type="float">
            <text:p>229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Neer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799" calcext:value-type="float">
            <text:p>799</text:p>
          </table:table-cell>
          <table:table-cell table:style-name="ce21" office:value-type="float" office:value="795" calcext:value-type="float">
            <text:p>795</text:p>
          </table:table-cell>
          <table:table-cell table:style-name="ce21" table:number-columns-repeated="8"/>
          <table:table-cell table:style-name="ce21" table:formula="of:=SUM([.C80];[.E80];[.G80];[.I80];[.K80];[.M80];[.O80];[.Q80];[.S80];[.U80];[.W80];[.Y80])" office:value-type="float" office:value="799" calcext:value-type="float">
            <text:p>799</text:p>
          </table:table-cell>
          <table:table-cell table:style-name="ce25" table:formula="of:=SUM([.D80];[.F80];[.H80];[.J80];[.L80];[.N80];[.P80];[.R80];[.T80];[.V80];[.X80];[.Z80])" office:value-type="float" office:value="795" calcext:value-type="float">
            <text:p>79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4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Neeritter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407" calcext:value-type="float">
            <text:p>407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table:number-columns-repeated="8"/>
          <table:table-cell table:style-name="ce21" table:formula="of:=SUM([.C81];[.E81];[.G81];[.I81];[.K81];[.M81];[.O81];[.Q81];[.S81];[.U81];[.W81];[.Y81])" office:value-type="float" office:value="407" calcext:value-type="float">
            <text:p>407</text:p>
          </table:table-cell>
          <table:table-cell table:style-name="ce25" table:formula="of:=SUM([.D81];[.F81];[.H81];[.J81];[.L81];[.N81];[.P81];[.R81];[.T81];[.V81];[.X81];[.Z81])" office:value-type="float" office:value="368" calcext:value-type="float">
            <text:p>36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10" calcext:value-type="float">
            <text:p>610</text:p>
          </table:table-cell>
          <table:table-cell table:style-name="ce21" office:value-type="float" office:value="544" calcext:value-type="float">
            <text:p>544</text:p>
          </table:table-cell>
          <table:table-cell table:style-name="ce21" table:number-columns-repeated="8"/>
          <table:table-cell table:style-name="ce21" table:formula="of:=SUM([.C82];[.E82];[.G82];[.I82];[.K82];[.M82];[.O82];[.Q82];[.S82];[.U82];[.W82];[.Y82])" office:value-type="float" office:value="610" calcext:value-type="float">
            <text:p>610</text:p>
          </table:table-cell>
          <table:table-cell table:style-name="ce25" table:formula="of:=SUM([.D82];[.F82];[.H82];[.J82];[.L82];[.N82];[.P82];[.R82];[.T82];[.V82];[.X82];[.Z82])" office:value-type="float" office:value="544" calcext:value-type="float">
            <text:p>54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386" calcext:value-type="float">
            <text:p>386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table:number-columns-repeated="8"/>
          <table:table-cell table:style-name="ce21" table:formula="of:=SUM([.C83];[.E83];[.G83];[.I83];[.K83];[.M83];[.O83];[.Q83];[.S83];[.U83];[.W83];[.Y83])" office:value-type="float" office:value="387" calcext:value-type="float">
            <text:p>387</text:p>
          </table:table-cell>
          <table:table-cell table:style-name="ce25" table:formula="of:=SUM([.D83];[.F83];[.H83];[.J83];[.L83];[.N83];[.P83];[.R83];[.T83];[.V83];[.X83];[.Z83])" office:value-type="float" office:value="349" calcext:value-type="float">
            <text:p>34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89" calcext:value-type="float">
            <text:p>389</text:p>
          </table:table-cell>
          <table:table-cell table:style-name="ce21" office:value-type="float" office:value="395" calcext:value-type="float">
            <text:p>395</text:p>
          </table:table-cell>
          <table:table-cell table:style-name="ce21" table:number-columns-repeated="8"/>
          <table:table-cell table:style-name="ce21" table:formula="of:=SUM([.C84];[.E84];[.G84];[.I84];[.K84];[.M84];[.O84];[.Q84];[.S84];[.U84];[.W84];[.Y84])" office:value-type="float" office:value="389" calcext:value-type="float">
            <text:p>389</text:p>
          </table:table-cell>
          <table:table-cell table:style-name="ce25" table:formula="of:=SUM([.D84];[.F84];[.H84];[.J84];[.L84];[.N84];[.P84];[.R84];[.T84];[.V84];[.X84];[.Z84])" office:value-type="float" office:value="395" calcext:value-type="float">
            <text:p>39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Nunhem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table:number-columns-repeated="8"/>
          <table:table-cell table:style-name="ce21" table:formula="of:=SUM([.C85];[.E85];[.G85];[.I85];[.K85];[.M85];[.O85];[.Q85];[.S85];[.U85];[.W85];[.Y85])" office:value-type="float" office:value="140" calcext:value-type="float">
            <text:p>140</text:p>
          </table:table-cell>
          <table:table-cell table:style-name="ce25" table:formula="of:=SUM([.D85];[.F85];[.H85];[.J85];[.L85];[.N85];[.P85];[.R85];[.T85];[.V85];[.X85];[.Z85])" office:value-type="float" office:value="123" calcext:value-type="float">
            <text:p>123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Nuth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44" calcext:value-type="float">
            <text:p>644</text:p>
          </table:table-cell>
          <table:table-cell table:style-name="ce21" office:value-type="float" office:value="605" calcext:value-type="float">
            <text:p>605</text:p>
          </table:table-cell>
          <table:table-cell table:style-name="ce21" table:number-columns-repeated="8"/>
          <table:table-cell table:style-name="ce21" table:formula="of:=SUM([.C86];[.E86];[.G86];[.I86];[.K86];[.M86];[.O86];[.Q86];[.S86];[.U86];[.W86];[.Y86])" office:value-type="float" office:value="644" calcext:value-type="float">
            <text:p>644</text:p>
          </table:table-cell>
          <table:table-cell table:style-name="ce25" table:formula="of:=SUM([.D86];[.F86];[.H86];[.J86];[.L86];[.N86];[.P86];[.R86];[.T86];[.V86];[.X86];[.Z86])" office:value-type="float" office:value="605" calcext:value-type="float">
            <text:p>60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368" calcext:value-type="float">
            <text:p>368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4"/>
          <table:table-cell table:style-name="ce21" table:formula="of:=SUM([.C87];[.E87];[.G87];[.I87];[.K87];[.M87];[.O87];[.Q87];[.S87];[.U87];[.W87];[.Y87])" office:value-type="float" office:value="397" calcext:value-type="float">
            <text:p>397</text:p>
          </table:table-cell>
          <table:table-cell table:style-name="ce25" table:formula="of:=SUM([.D87];[.F87];[.H87];[.J87];[.L87];[.N87];[.P87];[.R87];[.T87];[.V87];[.X87];[.Z87])" office:value-type="float" office:value="372" calcext:value-type="float">
            <text:p>37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Ohe en Laak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12"/>
          <table:table-cell table:style-name="ce21" office:value-type="float" office:value="266" calcext:value-type="float">
            <text:p>266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table:number-columns-repeated="8"/>
          <table:table-cell table:style-name="ce21" table:formula="of:=SUM([.C88];[.E88];[.G88];[.I88];[.K88];[.M88];[.O88];[.Q88];[.S88];[.U88];[.W88];[.Y88])" office:value-type="float" office:value="271" calcext:value-type="float">
            <text:p>271</text:p>
          </table:table-cell>
          <table:table-cell table:style-name="ce25" table:formula="of:=SUM([.D88];[.F88];[.H88];[.J88];[.L88];[.N88];[.P88];[.R88];[.T88];[.V88];[.X88];[.Z88])" office:value-type="float" office:value="256" calcext:value-type="float">
            <text:p>25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545" calcext:value-type="float">
            <text:p>545</text:p>
          </table:table-cell>
          <table:table-cell table:style-name="ce21" office:value-type="float" office:value="519" calcext:value-type="float">
            <text:p>519</text:p>
          </table:table-cell>
          <table:table-cell table:style-name="ce21" table:number-columns-repeated="8"/>
          <table:table-cell table:style-name="ce21" table:formula="of:=SUM([.C89];[.E89];[.G89];[.I89];[.K89];[.M89];[.O89];[.Q89];[.S89];[.U89];[.W89];[.Y89])" office:value-type="float" office:value="545" calcext:value-type="float">
            <text:p>545</text:p>
          </table:table-cell>
          <table:table-cell table:style-name="ce25" table:formula="of:=SUM([.D89];[.F89];[.H89];[.J89];[.L89];[.N89];[.P89];[.R89];[.T89];[.V89];[.X89];[.Z89])" office:value-type="float" office:value="519" calcext:value-type="float">
            <text:p>51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12"/>
          <table:table-cell table:style-name="ce21" office:value-type="float" office:value="1030" calcext:value-type="float">
            <text:p>1030</text:p>
          </table:table-cell>
          <table:table-cell table:style-name="ce21" office:value-type="float" office:value="929" calcext:value-type="float">
            <text:p>929</text:p>
          </table:table-cell>
          <table:table-cell table:style-name="ce21" table:number-columns-repeated="8"/>
          <table:table-cell table:style-name="ce21" table:formula="of:=SUM([.C90];[.E90];[.G90];[.I90];[.K90];[.M90];[.O90];[.Q90];[.S90];[.U90];[.W90];[.Y90])" office:value-type="float" office:value="1037" calcext:value-type="float">
            <text:p>1037</text:p>
          </table:table-cell>
          <table:table-cell table:style-name="ce25" table:formula="of:=SUM([.D90];[.F90];[.H90];[.J90];[.L90];[.N90];[.P90];[.R90];[.T90];[.V90];[.X90];[.Z90])" office:value-type="float" office:value="937" calcext:value-type="float">
            <text:p>93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Oud Valkenburg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313" calcext:value-type="float">
            <text:p>313</text:p>
          </table:table-cell>
          <table:table-cell table:style-name="ce21" table:number-columns-repeated="8"/>
          <table:table-cell table:style-name="ce21" table:formula="of:=SUM([.C91];[.E91];[.G91];[.I91];[.K91];[.M91];[.O91];[.Q91];[.S91];[.U91];[.W91];[.Y91])" office:value-type="float" office:value="349" calcext:value-type="float">
            <text:p>349</text:p>
          </table:table-cell>
          <table:table-cell table:style-name="ce25" table:formula="of:=SUM([.D91];[.F91];[.H91];[.J91];[.L91];[.N91];[.P91];[.R91];[.T91];[.V91];[.X91];[.Z91])" office:value-type="float" office:value="313" calcext:value-type="float">
            <text:p>313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Oud Vroenhoven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12"/>
          <table:table-cell table:style-name="ce21" office:value-type="float" office:value="825" calcext:value-type="float">
            <text:p>825</text:p>
          </table:table-cell>
          <table:table-cell table:style-name="ce21" office:value-type="float" office:value="732" calcext:value-type="float">
            <text:p>732</text:p>
          </table:table-cell>
          <table:table-cell table:style-name="ce21" table:number-columns-repeated="8"/>
          <table:table-cell table:style-name="ce21" table:formula="of:=SUM([.C92];[.E92];[.G92];[.I92];[.K92];[.M92];[.O92];[.Q92];[.S92];[.U92];[.W92];[.Y92])" office:value-type="float" office:value="831" calcext:value-type="float">
            <text:p>831</text:p>
          </table:table-cell>
          <table:table-cell table:style-name="ce25" table:formula="of:=SUM([.D92];[.F92];[.H92];[.J92];[.L92];[.N92];[.P92];[.R92];[.T92];[.V92];[.X92];[.Z92])" office:value-type="float" office:value="737" calcext:value-type="float">
            <text:p>73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23" calcext:value-type="float">
            <text:p>623</text:p>
          </table:table-cell>
          <table:table-cell table:style-name="ce21" office:value-type="float" office:value="671" calcext:value-type="float">
            <text:p>671</text:p>
          </table:table-cell>
          <table:table-cell table:style-name="ce21" table:number-columns-repeated="8"/>
          <table:table-cell table:style-name="ce21" table:formula="of:=SUM([.C93];[.E93];[.G93];[.I93];[.K93];[.M93];[.O93];[.Q93];[.S93];[.U93];[.W93];[.Y93])" office:value-type="float" office:value="623" calcext:value-type="float">
            <text:p>623</text:p>
          </table:table-cell>
          <table:table-cell table:style-name="ce25" table:formula="of:=SUM([.D93];[.F93];[.H93];[.J93];[.L93];[.N93];[.P93];[.R93];[.T93];[.V93];[.X93];[.Z93])" office:value-type="float" office:value="671" calcext:value-type="float">
            <text:p>67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Rimburg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table:number-columns-repeated="8"/>
          <table:table-cell table:style-name="ce21" table:formula="of:=SUM([.C94];[.E94];[.G94];[.I94];[.K94];[.M94];[.O94];[.Q94];[.S94];[.U94];[.W94];[.Y94])" office:value-type="float" office:value="145" calcext:value-type="float">
            <text:p>145</text:p>
          </table:table-cell>
          <table:table-cell table:style-name="ce25" table:formula="of:=SUM([.D94];[.F94];[.H94];[.J94];[.L94];[.N94];[.P94];[.R94];[.T94];[.V94];[.X94];[.Z94])" office:value-type="float" office:value="138" calcext:value-type="float">
            <text:p>13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/>
          <table:table-cell table:style-name="ce10" office:value-type="float" office:value="206" calcext:value-type="float">
            <text:p>206</text:p>
          </table:table-cell>
          <table:table-cell table:style-name="ce21" office:value-type="float" office:value="189" calcext:value-type="float">
            <text:p>189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2"/>
          <table:table-cell table:style-name="ce21" office:value-type="float" office:value="4862" calcext:value-type="float">
            <text:p>4862</text:p>
          </table:table-cell>
          <table:table-cell table:style-name="ce21" office:value-type="float" office:value="5061" calcext:value-type="float">
            <text:p>5061</text:p>
          </table:table-cell>
          <table:table-cell table:style-name="ce21" table:number-columns-repeated="2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8" calcext:value-type="float">
            <text:p>48</text:p>
          </table:table-cell>
          <table:table-cell table:style-name="ce21"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C95];[.E95];[.G95];[.I95];[.K95];[.M95];[.O95];[.Q95];[.S95];[.U95];[.W95];[.Y95])" office:value-type="float" office:value="5152" calcext:value-type="float">
            <text:p>5152</text:p>
          </table:table-cell>
          <table:table-cell table:style-name="ce25" table:formula="of:=SUM([.D95];[.F95];[.H95];[.J95];[.L95];[.N95];[.P95];[.R95];[.T95];[.V95];[.X95];[.Z95])" office:value-type="float" office:value="5318" calcext:value-type="float">
            <text:p>531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831" calcext:value-type="float">
            <text:p>831</text:p>
          </table:table-cell>
          <table:table-cell table:style-name="ce21" office:value-type="float" office:value="797" calcext:value-type="float">
            <text:p>797</text:p>
          </table:table-cell>
          <table:table-cell table:style-name="ce21" table:number-columns-repeated="8"/>
          <table:table-cell table:style-name="ce21" table:formula="of:=SUM([.C96];[.E96];[.G96];[.I96];[.K96];[.M96];[.O96];[.Q96];[.S96];[.U96];[.W96];[.Y96])" office:value-type="float" office:value="831" calcext:value-type="float">
            <text:p>831</text:p>
          </table:table-cell>
          <table:table-cell table:style-name="ce25" table:formula="of:=SUM([.D96];[.F96];[.H96];[.J96];[.L96];[.N96];[.P96];[.R96];[.T96];[.V96];[.X96];[.Z96])" office:value-type="float" office:value="797" calcext:value-type="float">
            <text:p>79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float" office:value="458" calcext:value-type="float">
            <text:p>458</text:p>
          </table:table-cell>
          <table:table-cell table:style-name="ce21" office:value-type="float" office:value="445" calcext:value-type="float">
            <text:p>445</text:p>
          </table:table-cell>
          <table:table-cell table:style-name="ce21" table:number-columns-repeated="8"/>
          <table:table-cell table:style-name="ce21" table:formula="of:=SUM([.C97];[.E97];[.G97];[.I97];[.K97];[.M97];[.O97];[.Q97];[.S97];[.U97];[.W97];[.Y97])" office:value-type="float" office:value="460" calcext:value-type="float">
            <text:p>460</text:p>
          </table:table-cell>
          <table:table-cell table:style-name="ce25" table:formula="of:=SUM([.D97];[.F97];[.H97];[.J97];[.L97];[.N97];[.P97];[.R97];[.T97];[.V97];[.X97];[.Z97])" office:value-type="float" office:value="445" calcext:value-type="float">
            <text:p>44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Rijckholt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95" calcext:value-type="float">
            <text:p>95</text:p>
          </table:table-cell>
          <table:table-cell table:style-name="ce21" table:number-columns-repeated="8"/>
          <table:table-cell table:style-name="ce21" table:formula="of:=SUM([.C98];[.E98];[.G98];[.I98];[.K98];[.M98];[.O98];[.Q98];[.S98];[.U98];[.W98];[.Y98])" office:value-type="float" office:value="129" calcext:value-type="float">
            <text:p>129</text:p>
          </table:table-cell>
          <table:table-cell table:style-name="ce25" table:formula="of:=SUM([.D98];[.F98];[.H98];[.J98];[.L98];[.N98];[.P98];[.R98];[.T98];[.V98];[.X98];[.Z98])" office:value-type="float" office:value="95" calcext:value-type="float">
            <text:p>9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cheasbergh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574" calcext:value-type="float">
            <text:p>574</text:p>
          </table:table-cell>
          <table:table-cell table:style-name="ce21" office:value-type="float" office:value="599" calcext:value-type="float">
            <text:p>599</text:p>
          </table:table-cell>
          <table:table-cell table:style-name="ce21" table:number-columns-repeated="8"/>
          <table:table-cell table:style-name="ce21" table:formula="of:=SUM([.C99];[.E99];[.G99];[.I99];[.K99];[.M99];[.O99];[.Q99];[.S99];[.U99];[.W99];[.Y99])" office:value-type="float" office:value="574" calcext:value-type="float">
            <text:p>574</text:p>
          </table:table-cell>
          <table:table-cell table:style-name="ce25" table:formula="of:=SUM([.D99];[.F99];[.H99];[.J99];[.L99];[.N99];[.P99];[.R99];[.T99];[.V99];[.X99];[.Z99])" office:value-type="float" office:value="599" calcext:value-type="float">
            <text:p>59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51" calcext:value-type="float">
            <text:p>651</text:p>
          </table:table-cell>
          <table:table-cell table:style-name="ce21" office:value-type="float" office:value="613" calcext:value-type="float">
            <text:p>613</text:p>
          </table:table-cell>
          <table:table-cell table:style-name="ce21" table:number-columns-repeated="2"/>
          <table:table-cell table:number-columns-repeated="2" table:style-name="ce21" office:value-type="float" office:value="11" calcext:value-type="float">
            <text:p>11</text:p>
          </table:table-cell>
          <table:table-cell table:style-name="ce21" table:number-columns-repeated="4"/>
          <table:table-cell table:style-name="ce21" table:formula="of:=SUM([.C100];[.E100];[.G100];[.I100];[.K100];[.M100];[.O100];[.Q100];[.S100];[.U100];[.W100];[.Y100])" office:value-type="float" office:value="662" calcext:value-type="float">
            <text:p>662</text:p>
          </table:table-cell>
          <table:table-cell table:style-name="ce25" table:formula="of:=SUM([.D100];[.F100];[.H100];[.J100];[.L100];[.N100];[.P100];[.R100];[.T100];[.V100];[.X100];[.Z100])" office:value-type="float" office:value="624" calcext:value-type="float">
            <text:p>62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2"/>
          <table:table-cell table:style-name="ce21" office:value-type="float" office:value="1102" calcext:value-type="float">
            <text:p>1102</text:p>
          </table:table-cell>
          <table:table-cell table:style-name="ce21" office:value-type="float" office:value="997" calcext:value-type="float">
            <text:p>997</text:p>
          </table:table-cell>
          <table:table-cell table:style-name="ce21" table:number-columns-repeated="8"/>
          <table:table-cell table:style-name="ce21" table:formula="of:=SUM([.C101];[.E101];[.G101];[.I101];[.K101];[.M101];[.O101];[.Q101];[.S101];[.U101];[.W101];[.Y101])" office:value-type="float" office:value="1105" calcext:value-type="float">
            <text:p>1105</text:p>
          </table:table-cell>
          <table:table-cell table:style-name="ce25" table:formula="of:=SUM([.D101];[.F101];[.H101];[.J101];[.L101];[.N101];[.P101];[.R101];[.T101];[.V101];[.X101];[.Z101])" office:value-type="float" office:value="999" calcext:value-type="float">
            <text:p>99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chin op Geul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72" calcext:value-type="float">
            <text:p>372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table:number-columns-repeated="8"/>
          <table:table-cell table:style-name="ce21" table:formula="of:=SUM([.C102];[.E102];[.G102];[.I102];[.K102];[.M102];[.O102];[.Q102];[.S102];[.U102];[.W102];[.Y102])" office:value-type="float" office:value="372" calcext:value-type="float">
            <text:p>372</text:p>
          </table:table-cell>
          <table:table-cell table:style-name="ce25" table:formula="of:=SUM([.D102];[.F102];[.H102];[.J102];[.L102];[.N102];[.P102];[.R102];[.T102];[.V102];[.X102];[.Z102])" office:value-type="float" office:value="349" calcext:value-type="float">
            <text:p>34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554" calcext:value-type="float">
            <text:p>554</text:p>
          </table:table-cell>
          <table:table-cell table:style-name="ce21" office:value-type="float" office:value="545" calcext:value-type="float">
            <text:p>545</text:p>
          </table:table-cell>
          <table:table-cell table:style-name="ce21" table:number-columns-repeated="8"/>
          <table:table-cell table:style-name="ce21" table:formula="of:=SUM([.C103];[.E103];[.G103];[.I103];[.K103];[.M103];[.O103];[.Q103];[.S103];[.U103];[.W103];[.Y103])" office:value-type="float" office:value="554" calcext:value-type="float">
            <text:p>554</text:p>
          </table:table-cell>
          <table:table-cell table:style-name="ce25" table:formula="of:=SUM([.D103];[.F103];[.H103];[.J103];[.L103];[.N103];[.P103];[.R103];[.T103];[.V103];[.X103];[.Z103])" office:value-type="float" office:value="545" calcext:value-type="float">
            <text:p>54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1058" calcext:value-type="float">
            <text:p>1058</text:p>
          </table:table-cell>
          <table:table-cell table:style-name="ce21" office:value-type="float" office:value="1044" calcext:value-type="float">
            <text:p>1044</text:p>
          </table:table-cell>
          <table:table-cell table:style-name="ce21" table:number-columns-repeated="8"/>
          <table:table-cell table:style-name="ce21" table:formula="of:=SUM([.C104];[.E104];[.G104];[.I104];[.K104];[.M104];[.O104];[.Q104];[.S104];[.U104];[.W104];[.Y104])" office:value-type="float" office:value="1058" calcext:value-type="float">
            <text:p>1058</text:p>
          </table:table-cell>
          <table:table-cell table:style-name="ce25" table:formula="of:=SUM([.D104];[.F104];[.H104];[.J104];[.L104];[.N104];[.P104];[.R104];[.T104];[.V104];[.X104];[.Z104])" office:value-type="float" office:value="1044" calcext:value-type="float">
            <text:p>104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710" calcext:value-type="float">
            <text:p>710</text:p>
          </table:table-cell>
          <table:table-cell table:style-name="ce21" office:value-type="float" office:value="1045" calcext:value-type="float">
            <text:p>1045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C105];[.E105];[.G105];[.I105];[.K105];[.M105];[.O105];[.Q105];[.S105];[.U105];[.W105];[.Y105])" office:value-type="float" office:value="711" calcext:value-type="float">
            <text:p>711</text:p>
          </table:table-cell>
          <table:table-cell table:style-name="ce25" table:formula="of:=SUM([.D105];[.F105];[.H105];[.J105];[.L105];[.N105];[.P105];[.R105];[.T105];[.V105];[.X105];[.Z105])" office:value-type="float" office:value="1045" calcext:value-type="float">
            <text:p>104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te. Geertruid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478" calcext:value-type="float">
            <text:p>478</text:p>
          </table:table-cell>
          <table:table-cell table:style-name="ce21" office:value-type="float" office:value="456" calcext:value-type="float">
            <text:p>456</text:p>
          </table:table-cell>
          <table:table-cell table:style-name="ce21" table:number-columns-repeated="8"/>
          <table:table-cell table:style-name="ce21" table:formula="of:=SUM([.C106];[.E106];[.G106];[.I106];[.K106];[.M106];[.O106];[.Q106];[.S106];[.U106];[.W106];[.Y106])" office:value-type="float" office:value="479" calcext:value-type="float">
            <text:p>479</text:p>
          </table:table-cell>
          <table:table-cell table:style-name="ce25" table:formula="of:=SUM([.D106];[.F106];[.H106];[.J106];[.L106];[.N106];[.P106];[.R106];[.T106];[.V106];[.X106];[.Z106])" office:value-type="float" office:value="456" calcext:value-type="float">
            <text:p>45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t. Odiëlenberg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490" calcext:value-type="float">
            <text:p>490</text:p>
          </table:table-cell>
          <table:table-cell table:style-name="ce21" table:number-columns-repeated="8"/>
          <table:table-cell table:style-name="ce21" table:formula="of:=SUM([.C107];[.E107];[.G107];[.I107];[.K107];[.M107];[.O107];[.Q107];[.S107];[.U107];[.W107];[.Y107])" office:value-type="float" office:value="485" calcext:value-type="float">
            <text:p>485</text:p>
          </table:table-cell>
          <table:table-cell table:style-name="ce25" table:formula="of:=SUM([.D107];[.F107];[.H107];[.J107];[.L107];[.N107];[.P107];[.R107];[.T107];[.V107];[.X107];[.Z107])" office:value-type="float" office:value="490" calcext:value-type="float">
            <text:p>49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t. Pieter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11"/>
          <table:table-cell table:style-name="ce21" office:value-type="float" office:value="469" calcext:value-type="float">
            <text:p>469</text:p>
          </table:table-cell>
          <table:table-cell table:style-name="ce21" office:value-type="float" office:value="514" calcext:value-type="float">
            <text:p>514</text:p>
          </table:table-cell>
          <table:table-cell table:style-name="ce21" table:number-columns-repeated="8"/>
          <table:table-cell table:style-name="ce21" table:formula="of:=SUM([.C108];[.E108];[.G108];[.I108];[.K108];[.M108];[.O108];[.Q108];[.S108];[.U108];[.W108];[.Y108])" office:value-type="float" office:value="474" calcext:value-type="float">
            <text:p>474</text:p>
          </table:table-cell>
          <table:table-cell table:style-name="ce25" table:formula="of:=SUM([.D108];[.F108];[.H108];[.J108];[.L108];[.N108];[.P108];[.R108];[.T108];[.V108];[.X108];[.Z108])" office:value-type="float" office:value="516" calcext:value-type="float">
            <text:p>51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325" calcext:value-type="float">
            <text:p>2325</text:p>
          </table:table-cell>
          <table:table-cell table:style-name="ce21" office:value-type="float" office:value="2517" calcext:value-type="float">
            <text:p>2517</text:p>
          </table:table-cell>
          <table:table-cell table:style-name="ce21" table:number-columns-repeated="2"/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table:number-columns-repeated="4"/>
          <table:table-cell table:style-name="ce21" table:formula="of:=SUM([.C109];[.E109];[.G109];[.I109];[.K109];[.M109];[.O109];[.Q109];[.S109];[.U109];[.W109];[.Y109])" office:value-type="float" office:value="2457" calcext:value-type="float">
            <text:p>2457</text:p>
          </table:table-cell>
          <table:table-cell table:style-name="ce25" table:formula="of:=SUM([.D109];[.F109];[.H109];[.J109];[.L109];[.N109];[.P109];[.R109];[.T109];[.V109];[.X109];[.Z109])" office:value-type="float" office:value="2645" calcext:value-type="float">
            <text:p>264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275" calcext:value-type="float">
            <text:p>275</text:p>
          </table:table-cell>
          <table:table-cell table:style-name="ce21" office:value-type="float" office:value="255" calcext:value-type="float">
            <text:p>255</text:p>
          </table:table-cell>
          <table:table-cell table:style-name="ce21" table:number-columns-repeated="8"/>
          <table:table-cell table:style-name="ce21" table:formula="of:=SUM([.C110];[.E110];[.G110];[.I110];[.K110];[.M110];[.O110];[.Q110];[.S110];[.U110];[.W110];[.Y110])" office:value-type="float" office:value="276" calcext:value-type="float">
            <text:p>276</text:p>
          </table:table-cell>
          <table:table-cell table:style-name="ce25" table:formula="of:=SUM([.D110];[.F110];[.H110];[.J110];[.L110];[.N110];[.P110];[.R110];[.T110];[.V110];[.X110];[.Z110])" office:value-type="float" office:value="255" calcext:value-type="float">
            <text:p>25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283" calcext:value-type="float">
            <text:p>283</text:p>
          </table:table-cell>
          <table:table-cell table:style-name="ce21" table:number-columns-repeated="8"/>
          <table:table-cell table:style-name="ce21" table:formula="of:=SUM([.C111];[.E111];[.G111];[.I111];[.K111];[.M111];[.O111];[.Q111];[.S111];[.U111];[.W111];[.Y111])" office:value-type="float" office:value="342" calcext:value-type="float">
            <text:p>342</text:p>
          </table:table-cell>
          <table:table-cell table:style-name="ce25" table:formula="of:=SUM([.D111];[.F111];[.H111];[.J111];[.L111];[.N111];[.P111];[.R111];[.T111];[.V111];[.X111];[.Z111])" office:value-type="float" office:value="283" calcext:value-type="float">
            <text:p>283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tein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12"/>
          <table:table-cell table:style-name="ce21" office:value-type="float" office:value="953" calcext:value-type="float">
            <text:p>953</text:p>
          </table:table-cell>
          <table:table-cell table:style-name="ce21" office:value-type="float" office:value="910" calcext:value-type="float">
            <text:p>910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table:formula="of:=SUM([.C112];[.E112];[.G112];[.I112];[.K112];[.M112];[.O112];[.Q112];[.S112];[.U112];[.W112];[.Y112])" office:value-type="float" office:value="964" calcext:value-type="float">
            <text:p>964</text:p>
          </table:table-cell>
          <table:table-cell table:style-name="ce25" table:formula="of:=SUM([.D112];[.F112];[.H112];[.J112];[.L112];[.N112];[.P112];[.R112];[.T112];[.V112];[.X112];[.Z112])" office:value-type="float" office:value="916" calcext:value-type="float">
            <text:p>91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12"/>
          <table:table-cell table:style-name="ce21" office:value-type="float" office:value="546" calcext:value-type="float">
            <text:p>546</text:p>
          </table:table-cell>
          <table:table-cell table:style-name="ce21" office:value-type="float" office:value="484" calcext:value-type="float">
            <text:p>484</text:p>
          </table:table-cell>
          <table:table-cell table:style-name="ce21" table:number-columns-repeated="8"/>
          <table:table-cell table:style-name="ce21" table:formula="of:=SUM([.C113];[.E113];[.G113];[.I113];[.K113];[.M113];[.O113];[.Q113];[.S113];[.U113];[.W113];[.Y113])" office:value-type="float" office:value="561" calcext:value-type="float">
            <text:p>561</text:p>
          </table:table-cell>
          <table:table-cell table:style-name="ce25" table:formula="of:=SUM([.D113];[.F113];[.H113];[.J113];[.L113];[.N113];[.P113];[.R113];[.T113];[.V113];[.X113];[.Z113])" office:value-type="float" office:value="497" calcext:value-type="float">
            <text:p>497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tramproij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03" calcext:value-type="float">
            <text:p>603</text:p>
          </table:table-cell>
          <table:table-cell table:style-name="ce21" office:value-type="float" office:value="573" calcext:value-type="float">
            <text:p>573</text:p>
          </table:table-cell>
          <table:table-cell table:style-name="ce21" table:number-columns-repeated="8"/>
          <table:table-cell table:style-name="ce21" table:formula="of:=SUM([.C114];[.E114];[.G114];[.I114];[.K114];[.M114];[.O114];[.Q114];[.S114];[.U114];[.W114];[.Y114])" office:value-type="float" office:value="603" calcext:value-type="float">
            <text:p>603</text:p>
          </table:table-cell>
          <table:table-cell table:style-name="ce25" table:formula="of:=SUM([.D114];[.F114];[.H114];[.J114];[.L114];[.N114];[.P114];[.R114];[.T114];[.V114];[.X114];[.Z114])" office:value-type="float" office:value="573" calcext:value-type="float">
            <text:p>573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8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998" calcext:value-type="float">
            <text:p>998</text:p>
          </table:table-cell>
          <table:table-cell table:style-name="ce21" office:value-type="float" office:value="913" calcext:value-type="float">
            <text:p>913</text:p>
          </table:table-cell>
          <table:table-cell table:style-name="ce21"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4"/>
          <table:table-cell table:style-name="ce21" table:formula="of:=SUM([.C115];[.E115];[.G115];[.I115];[.K115];[.M115];[.O115];[.Q115];[.S115];[.U115];[.W115];[.Y115])" office:value-type="float" office:value="1009" calcext:value-type="float">
            <text:p>1009</text:p>
          </table:table-cell>
          <table:table-cell table:style-name="ce25" table:formula="of:=SUM([.D115];[.F115];[.H115];[.J115];[.L115];[.N115];[.P115];[.R115];[.T115];[.V115];[.X115];[.Z115])" office:value-type="float" office:value="924" calcext:value-type="float">
            <text:p>92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 table:number-columns-repeated="13"/>
          <table:table-cell table:style-name="ce21" office:value-type="float" office:value="1156" calcext:value-type="float">
            <text:p>1156</text:p>
          </table:table-cell>
          <table:table-cell table:style-name="ce21" office:value-type="float" office:value="1041" calcext:value-type="float">
            <text:p>1041</text:p>
          </table:table-cell>
          <table:table-cell table:style-name="ce21" table:number-columns-repeated="8"/>
          <table:table-cell table:style-name="ce21" table:formula="of:=SUM([.C116];[.E116];[.G116];[.I116];[.K116];[.M116];[.O116];[.Q116];[.S116];[.U116];[.W116];[.Y116])" office:value-type="float" office:value="1157" calcext:value-type="float">
            <text:p>1157</text:p>
          </table:table-cell>
          <table:table-cell table:style-name="ce25" table:formula="of:=SUM([.D116];[.F116];[.H116];[.J116];[.L116];[.N116];[.P116];[.R116];[.T116];[.V116];[.X116];[.Z116])" office:value-type="float" office:value="1041" calcext:value-type="float">
            <text:p>104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12"/>
          <table:table-cell table:style-name="ce21" office:value-type="float" office:value="1284" calcext:value-type="float">
            <text:p>1284</text:p>
          </table:table-cell>
          <table:table-cell table:style-name="ce21" office:value-type="float" office:value="1291" calcext:value-type="float">
            <text:p>1291</text:p>
          </table:table-cell>
          <table:table-cell table:style-name="ce21" table:number-columns-repeated="8"/>
          <table:table-cell table:style-name="ce21" table:formula="of:=SUM([.C117];[.E117];[.G117];[.I117];[.K117];[.M117];[.O117];[.Q117];[.S117];[.U117];[.W117];[.Y117])" office:value-type="float" office:value="1297" calcext:value-type="float">
            <text:p>1297</text:p>
          </table:table-cell>
          <table:table-cell table:style-name="ce25" table:formula="of:=SUM([.D117];[.F117];[.H117];[.J117];[.L117];[.N117];[.P117];[.R117];[.T117];[.V117];[.X117];[.Z117])" office:value-type="float" office:value="1301" calcext:value-type="float">
            <text:p>130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Thor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711" calcext:value-type="float">
            <text:p>711</text:p>
          </table:table-cell>
          <table:table-cell table:style-name="ce21" office:value-type="float" office:value="747" calcext:value-type="float">
            <text:p>747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table:formula="of:=SUM([.C118];[.E118];[.G118];[.I118];[.K118];[.M118];[.O118];[.Q118];[.S118];[.U118];[.W118];[.Y118])" office:value-type="float" office:value="717" calcext:value-type="float">
            <text:p>717</text:p>
          </table:table-cell>
          <table:table-cell table:style-name="ce25" table:formula="of:=SUM([.D118];[.F118];[.H118];[.J118];[.L118];[.N118];[.P118];[.R118];[.T118];[.V118];[.X118];[.Z118])" office:value-type="float" office:value="748" calcext:value-type="float">
            <text:p>74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669" calcext:value-type="float">
            <text:p>669</text:p>
          </table:table-cell>
          <table:table-cell table:style-name="ce21" office:value-type="float" office:value="633" calcext:value-type="float">
            <text:p>633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table:formula="of:=SUM([.C119];[.E119];[.G119];[.I119];[.K119];[.M119];[.O119];[.Q119];[.S119];[.U119];[.W119];[.Y119])" office:value-type="float" office:value="670" calcext:value-type="float">
            <text:p>670</text:p>
          </table:table-cell>
          <table:table-cell table:style-name="ce25" table:formula="of:=SUM([.D119];[.F119];[.H119];[.J119];[.L119];[.N119];[.P119];[.R119];[.T119];[.V119];[.X119];[.Z119])" office:value-type="float" office:value="633" calcext:value-type="float">
            <text:p>633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437" calcext:value-type="float">
            <text:p>437</text:p>
          </table:table-cell>
          <table:table-cell table:style-name="ce21" office:value-type="float" office:value="385" calcext:value-type="float">
            <text:p>385</text:p>
          </table:table-cell>
          <table:table-cell table:style-name="ce21" table:number-columns-repeated="8"/>
          <table:table-cell table:style-name="ce21" table:formula="of:=SUM([.C120];[.E120];[.G120];[.I120];[.K120];[.M120];[.O120];[.Q120];[.S120];[.U120];[.W120];[.Y120])" office:value-type="float" office:value="437" calcext:value-type="float">
            <text:p>437</text:p>
          </table:table-cell>
          <table:table-cell table:style-name="ce25" table:formula="of:=SUM([.D120];[.F120];[.H120];[.J120];[.L120];[.N120];[.P120];[.R120];[.T120];[.V120];[.X120];[.Z120])" office:value-type="float" office:value="385" calcext:value-type="float">
            <text:p>38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5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/>
          <table:table-cell table:style-name="ce10" office:value-type="float" office:value="19" calcext:value-type="float">
            <text:p>19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12"/>
          <table:table-cell table:style-name="ce21" office:value-type="float" office:value="582" calcext:value-type="float">
            <text:p>582</text:p>
          </table:table-cell>
          <table:table-cell table:style-name="ce21" office:value-type="float" office:value="509" calcext:value-type="float">
            <text:p>509</text:p>
          </table:table-cell>
          <table:table-cell table:style-name="ce21" table:number-columns-repeated="8"/>
          <table:table-cell table:style-name="ce21" table:formula="of:=SUM([.C121];[.E121];[.G121];[.I121];[.K121];[.M121];[.O121];[.Q121];[.S121];[.U121];[.W121];[.Y121])" office:value-type="float" office:value="601" calcext:value-type="float">
            <text:p>601</text:p>
          </table:table-cell>
          <table:table-cell table:style-name="ce25" table:formula="of:=SUM([.D121];[.F121];[.H121];[.J121];[.L121];[.N121];[.P121];[.R121];[.T121];[.V121];[.X121];[.Z121])" office:value-type="float" office:value="526" calcext:value-type="float">
            <text:p>52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Vaals</text:p>
          </table:table-cell>
          <table:table-cell/>
          <table:table-cell table:style-name="ce10" office:value-type="float" office:value="62" calcext:value-type="float">
            <text:p>62</text:p>
          </table:table-cell>
          <table:table-cell table:style-name="ce21" office:value-type="float" office:value="51" calcext:value-type="float">
            <text:p>51</text:p>
          </table:table-cell>
          <table:table-cell table:style-name="ce21" table:number-columns-repeated="8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office:value-type="float" office:value="2083" calcext:value-type="float">
            <text:p>2083</text:p>
          </table:table-cell>
          <table:table-cell table:style-name="ce21" office:value-type="float" office:value="2100" calcext:value-type="float">
            <text:p>2100</text:p>
          </table:table-cell>
          <table:table-cell table:style-name="ce21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4"/>
          <table:table-cell table:style-name="ce21" table:formula="of:=SUM([.C122];[.E122];[.G122];[.I122];[.K122];[.M122];[.O122];[.Q122];[.S122];[.U122];[.W122];[.Y122])" office:value-type="float" office:value="2184" calcext:value-type="float">
            <text:p>2184</text:p>
          </table:table-cell>
          <table:table-cell table:style-name="ce25" table:formula="of:=SUM([.D122];[.F122];[.H122];[.J122];[.L122];[.N122];[.P122];[.R122];[.T122];[.V122];[.X122];[.Z122])" office:value-type="float" office:value="2181" calcext:value-type="float">
            <text:p>218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Valkenburg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2"/>
          <table:table-cell table:style-name="ce21" office:value-type="float" office:value="428" calcext:value-type="float">
            <text:p>428</text:p>
          </table:table-cell>
          <table:table-cell table:style-name="ce21" office:value-type="float" office:value="466" calcext:value-type="float">
            <text:p>466</text:p>
          </table:table-cell>
          <table:table-cell table:style-name="ce21" table:number-columns-repeated="2"/>
          <table:table-cell table:number-columns-repeated="2" table:style-name="ce21" office:value-type="float" office:value="9" calcext:value-type="float">
            <text:p>9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formula="of:=SUM([.C123];[.E123];[.G123];[.I123];[.K123];[.M123];[.O123];[.Q123];[.S123];[.U123];[.W123];[.Y123])" office:value-type="float" office:value="445" calcext:value-type="float">
            <text:p>445</text:p>
          </table:table-cell>
          <table:table-cell table:style-name="ce25" table:formula="of:=SUM([.D123];[.F123];[.H123];[.J123];[.L123];[.N123];[.P123];[.R123];[.T123];[.V123];[.X123];[.Z123])" office:value-type="float" office:value="478" calcext:value-type="float">
            <text:p>47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Venlo</text:p>
          </table:table-cell>
          <table:table-cell/>
          <table:table-cell table:style-name="ce10" office:value-type="float" office:value="287" calcext:value-type="float">
            <text:p>287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8" calcext:value-type="float">
            <text:p>3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4239" calcext:value-type="float">
            <text:p>4239</text:p>
          </table:table-cell>
          <table:table-cell table:style-name="ce21" office:value-type="float" office:value="4218" calcext:value-type="float">
            <text:p>4218</text:p>
          </table:table-cell>
          <table:table-cell table:style-name="ce21" table:number-columns-repeated="2"/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67" calcext:value-type="float">
            <text:p>67</text:p>
          </table:table-cell>
          <table:table-cell table:style-name="ce21" table:number-columns-repeated="2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formula="of:=SUM([.C124];[.E124];[.G124];[.I124];[.K124];[.M124];[.O124];[.Q124];[.S124];[.U124];[.W124];[.Y124])" office:value-type="float" office:value="4639" calcext:value-type="float">
            <text:p>4639</text:p>
          </table:table-cell>
          <table:table-cell table:style-name="ce25" table:formula="of:=SUM([.D124];[.F124];[.H124];[.J124];[.L124];[.N124];[.P124];[.R124];[.T124];[.V124];[.X124];[.Z124])" office:value-type="float" office:value="4494" calcext:value-type="float">
            <text:p>449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Venraij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float" office:value="2647" calcext:value-type="float">
            <text:p>2647</text:p>
          </table:table-cell>
          <table:table-cell table:style-name="ce21" office:value-type="float" office:value="2681" calcext:value-type="float">
            <text:p>2681</text:p>
          </table:table-cell>
          <table:table-cell table:style-name="ce21" table:number-columns-repeated="8"/>
          <table:table-cell table:style-name="ce21" table:formula="of:=SUM([.C125];[.E125];[.G125];[.I125];[.K125];[.M125];[.O125];[.Q125];[.S125];[.U125];[.W125];[.Y125])" office:value-type="float" office:value="2649" calcext:value-type="float">
            <text:p>2649</text:p>
          </table:table-cell>
          <table:table-cell table:style-name="ce25" table:formula="of:=SUM([.D125];[.F125];[.H125];[.J125];[.L125];[.N125];[.P125];[.R125];[.T125];[.V125];[.X125];[.Z125])" office:value-type="float" office:value="2681" calcext:value-type="float">
            <text:p>268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Vlodorp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21" table:number-columns-repeated="10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491" calcext:value-type="float">
            <text:p>491</text:p>
          </table:table-cell>
          <table:table-cell table:style-name="ce21" office:value-type="float" office:value="459" calcext:value-type="float">
            <text:p>459</text:p>
          </table:table-cell>
          <table:table-cell table:style-name="ce21" table:number-columns-repeated="2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table:formula="of:=SUM([.C126];[.E126];[.G126];[.I126];[.K126];[.M126];[.O126];[.Q126];[.S126];[.U126];[.W126];[.Y126])" office:value-type="float" office:value="501" calcext:value-type="float">
            <text:p>501</text:p>
          </table:table-cell>
          <table:table-cell table:style-name="ce25" table:formula="of:=SUM([.D126];[.F126];[.H126];[.J126];[.L126];[.N126];[.P126];[.R126];[.T126];[.V126];[.X126];[.Z126])" office:value-type="float" office:value="462" calcext:value-type="float">
            <text:p>46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Voerendael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941" calcext:value-type="float">
            <text:p>941</text:p>
          </table:table-cell>
          <table:table-cell table:style-name="ce21" office:value-type="float" office:value="878" calcext:value-type="float">
            <text:p>878</text:p>
          </table:table-cell>
          <table:table-cell table:style-name="ce21" table:number-columns-repeated="8"/>
          <table:table-cell table:style-name="ce21" table:formula="of:=SUM([.C127];[.E127];[.G127];[.I127];[.K127];[.M127];[.O127];[.Q127];[.S127];[.U127];[.W127];[.Y127])" office:value-type="float" office:value="941" calcext:value-type="float">
            <text:p>941</text:p>
          </table:table-cell>
          <table:table-cell table:style-name="ce25" table:formula="of:=SUM([.D127];[.F127];[.H127];[.J127];[.L127];[.N127];[.P127];[.R127];[.T127];[.V127];[.X127];[.Z127])" office:value-type="float" office:value="878" calcext:value-type="float">
            <text:p>878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346" calcext:value-type="float">
            <text:p>346</text:p>
          </table:table-cell>
          <table:table-cell table:style-name="ce21" table:number-columns-repeated="8"/>
          <table:table-cell table:style-name="ce21" table:formula="of:=SUM([.C128];[.E128];[.G128];[.I128];[.K128];[.M128];[.O128];[.Q128];[.S128];[.U128];[.W128];[.Y128])" office:value-type="float" office:value="373" calcext:value-type="float">
            <text:p>373</text:p>
          </table:table-cell>
          <table:table-cell table:style-name="ce25" table:formula="of:=SUM([.D128];[.F128];[.H128];[.J128];[.L128];[.N128];[.P128];[.R128];[.T128];[.V128];[.X128];[.Z128])" office:value-type="float" office:value="346" calcext:value-type="float">
            <text:p>34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Weert</text:p>
          </table:table-cell>
          <table:table-cell/>
          <table:table-cell table:style-name="ce10" office:value-type="float" office:value="24" calcext:value-type="float">
            <text:p>24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9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779" calcext:value-type="float">
            <text:p>3779</text:p>
          </table:table-cell>
          <table:table-cell table:style-name="ce21" office:value-type="float" office:value="3663" calcext:value-type="float">
            <text:p>3663</text:p>
          </table:table-cell>
          <table:table-cell table:style-name="ce21" table:number-columns-repeated="8"/>
          <table:table-cell table:style-name="ce21" table:formula="of:=SUM([.C129];[.E129];[.G129];[.I129];[.K129];[.M129];[.O129];[.Q129];[.S129];[.U129];[.W129];[.Y129])" office:value-type="float" office:value="3803" calcext:value-type="float">
            <text:p>3803</text:p>
          </table:table-cell>
          <table:table-cell table:style-name="ce25" table:formula="of:=SUM([.D129];[.F129];[.H129];[.J129];[.L129];[.N129];[.P129];[.R129];[.T129];[.V129];[.X129];[.Z129])" office:value-type="float" office:value="3674" calcext:value-type="float">
            <text:p>3674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527" calcext:value-type="float">
            <text:p>527</text:p>
          </table:table-cell>
          <table:table-cell table:style-name="ce21" office:value-type="float" office:value="449" calcext:value-type="float">
            <text:p>449</text:p>
          </table:table-cell>
          <table:table-cell table:style-name="ce21" table:number-columns-repeated="8"/>
          <table:table-cell table:style-name="ce21" table:formula="of:=SUM([.C130];[.E130];[.G130];[.I130];[.K130];[.M130];[.O130];[.Q130];[.S130];[.U130];[.W130];[.Y130])" office:value-type="float" office:value="527" calcext:value-type="float">
            <text:p>527</text:p>
          </table:table-cell>
          <table:table-cell table:style-name="ce25" table:formula="of:=SUM([.D130];[.F130];[.H130];[.J130];[.L130];[.N130];[.P130];[.R130];[.T130];[.V130];[.X130];[.Z130])" office:value-type="float" office:value="449" calcext:value-type="float">
            <text:p>44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12"/>
          <table:table-cell table:style-name="ce21" office:value-type="float" office:value="1993" calcext:value-type="float">
            <text:p>1993</text:p>
          </table:table-cell>
          <table:table-cell table:style-name="ce21" office:value-type="float" office:value="1741" calcext:value-type="float">
            <text:p>1741</text:p>
          </table:table-cell>
          <table:table-cell table:style-name="ce21" table:number-columns-repeated="8"/>
          <table:table-cell table:style-name="ce21" table:formula="of:=SUM([.C131];[.E131];[.G131];[.I131];[.K131];[.M131];[.O131];[.Q131];[.S131];[.U131];[.W131];[.Y131])" office:value-type="float" office:value="1997" calcext:value-type="float">
            <text:p>1997</text:p>
          </table:table-cell>
          <table:table-cell table:style-name="ce25" table:formula="of:=SUM([.D131];[.F131];[.H131];[.J131];[.L131];[.N131];[.P131];[.R131];[.T131];[.V131];[.X131];[.Z131])" office:value-type="float" office:value="1742" calcext:value-type="float">
            <text:p>174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872" calcext:value-type="float">
            <text:p>872</text:p>
          </table:table-cell>
          <table:table-cell table:style-name="ce21" office:value-type="float" office:value="770" calcext:value-type="float">
            <text:p>770</text:p>
          </table:table-cell>
          <table:table-cell table:style-name="ce21" table:number-columns-repeated="8"/>
          <table:table-cell table:style-name="ce21" table:formula="of:=SUM([.C132];[.E132];[.G132];[.I132];[.K132];[.M132];[.O132];[.Q132];[.S132];[.U132];[.W132];[.Y132])" office:value-type="float" office:value="872" calcext:value-type="float">
            <text:p>872</text:p>
          </table:table-cell>
          <table:table-cell table:style-name="ce25" table:formula="of:=SUM([.D132];[.F132];[.H132];[.J132];[.L132];[.N132];[.P132];[.R132];[.T132];[.V132];[.X132];[.Z132])" office:value-type="float" office:value="770" calcext:value-type="float">
            <text:p>77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1">
          <table:table-cell table:style-name="ce5" office:value-type="string" calcext:value-type="string">
            <text:p>Wijnandsrade</text:p>
          </table:table-cell>
          <table:table-cell/>
          <table:table-cell table:style-name="ce10"/>
          <table:table-cell table:style-name="ce21" table:number-columns-repeated="13"/>
          <table:table-cell table:style-name="ce21" office:value-type="float" office:value="327" calcext:value-type="float">
            <text:p>327</text:p>
          </table:table-cell>
          <table:table-cell table:style-name="ce21" office:value-type="float" office:value="219" calcext:value-type="float">
            <text:p>219</text:p>
          </table:table-cell>
          <table:table-cell table:style-name="ce21" table:number-columns-repeated="8"/>
          <table:table-cell table:style-name="ce21" table:formula="of:=SUM([.C133];[.E133];[.G133];[.I133];[.K133];[.M133];[.O133];[.Q133];[.S133];[.U133];[.W133];[.Y133])" office:value-type="float" office:value="327" calcext:value-type="float">
            <text:p>327</text:p>
          </table:table-cell>
          <table:table-cell table:style-name="ce25" table:formula="of:=SUM([.D133];[.F133];[.H133];[.J133];[.L133];[.N133];[.P133];[.R133];[.T133];[.V133];[.X133];[.Z133])" office:value-type="float" office:value="219" calcext:value-type="float">
            <text:p>219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Totaal der overige Gemeenten</text:p>
          </table:table-cell>
          <table:table-cell table:style-name="ce11"/>
          <table:table-cell table:style-name="ce15" table:formula="of:=SUM([.C11:.C133])" office:value-type="float" office:value="1102" calcext:value-type="float">
            <text:p>1102</text:p>
          </table:table-cell>
          <table:table-cell table:style-name="ce22" table:formula="of:=SUM([.D11:.D133])" office:value-type="float" office:value="832" calcext:value-type="float">
            <text:p>832</text:p>
          </table:table-cell>
          <table:table-cell table:style-name="ce22" table:formula="of:=SUM([.E11:.E133])" office:value-type="float" office:value="8" calcext:value-type="float">
            <text:p>8</text:p>
          </table:table-cell>
          <table:table-cell table:style-name="ce22" table:formula="of:=SUM([.F11:.F133])" office:value-type="float" office:value="2" calcext:value-type="float">
            <text:p>2</text:p>
          </table:table-cell>
          <table:table-cell table:style-name="ce22" table:formula="of:=SUM([.G11:.G133])" office:value-type="float" office:value="2" calcext:value-type="float">
            <text:p>2</text:p>
          </table:table-cell>
          <table:table-cell table:style-name="ce22" table:formula="of:=SUM([.H11:.H133])" office:value-type="float" office:value="0" calcext:value-type="float">
            <text:p>0</text:p>
          </table:table-cell>
          <table:table-cell table:style-name="ce22" table:formula="of:=SUM([.I11:.I133])" office:value-type="float" office:value="6" calcext:value-type="float">
            <text:p>6</text:p>
          </table:table-cell>
          <table:table-cell table:style-name="ce22" table:formula="of:=SUM([.J11:.J133])" office:value-type="float" office:value="8" calcext:value-type="float">
            <text:p>8</text:p>
          </table:table-cell>
          <table:table-cell table:style-name="ce22" table:formula="of:=SUM([.K11:.K133])" office:value-type="float" office:value="11" calcext:value-type="float">
            <text:p>11</text:p>
          </table:table-cell>
          <table:table-cell table:style-name="ce22" table:formula="of:=SUM([.L11:.L133])" office:value-type="float" office:value="16" calcext:value-type="float">
            <text:p>16</text:p>
          </table:table-cell>
          <table:table-cell table:style-name="ce22" table:formula="of:=SUM([.M11:.M133])" office:value-type="float" office:value="91" calcext:value-type="float">
            <text:p>91</text:p>
          </table:table-cell>
          <table:table-cell table:style-name="ce22" table:formula="of:=SUM([.N11:.N133])" office:value-type="float" office:value="84" calcext:value-type="float">
            <text:p>84</text:p>
          </table:table-cell>
          <table:table-cell table:style-name="ce22" table:formula="of:=SUM([.O11:.O133])" office:value-type="float" office:value="1" calcext:value-type="float">
            <text:p>1</text:p>
          </table:table-cell>
          <table:table-cell table:style-name="ce22" table:formula="of:=SUM([.P11:.P133])" office:value-type="float" office:value="1" calcext:value-type="float">
            <text:p>1</text:p>
          </table:table-cell>
          <table:table-cell table:style-name="ce22" table:formula="of:=SUM([.Q11:.Q133])" office:value-type="float" office:value="105891" calcext:value-type="float">
            <text:p>105891</text:p>
          </table:table-cell>
          <table:table-cell table:style-name="ce22" table:formula="of:=SUM([.R11:.R133])" office:value-type="float" office:value="101882" calcext:value-type="float">
            <text:p>101882</text:p>
          </table:table-cell>
          <table:table-cell table:style-name="ce22" table:formula="of:=SUM([.S11:.S133])" office:value-type="float" office:value="0" calcext:value-type="float">
            <text:p>0</text:p>
          </table:table-cell>
          <table:table-cell table:style-name="ce22" table:formula="of:=SUM([.T11:.T133])" office:value-type="float" office:value="2" calcext:value-type="float">
            <text:p>2</text:p>
          </table:table-cell>
          <table:table-cell table:style-name="ce22" table:formula="of:=SUM([.U11:.U133])" office:value-type="float" office:value="459" calcext:value-type="float">
            <text:p>459</text:p>
          </table:table-cell>
          <table:table-cell table:style-name="ce22" table:formula="of:=SUM([.V11:.V133])" office:value-type="float" office:value="462" calcext:value-type="float">
            <text:p>462</text:p>
          </table:table-cell>
          <table:table-cell table:style-name="ce22" table:formula="of:=SUM([.W11:.W133])" office:value-type="float" office:value="0" calcext:value-type="float">
            <text:p>0</text:p>
          </table:table-cell>
          <table:table-cell table:style-name="ce22" table:formula="of:=SUM([.X11:.X133])" office:value-type="float" office:value="0" calcext:value-type="float">
            <text:p>0</text:p>
          </table:table-cell>
          <table:table-cell table:style-name="ce22" table:formula="of:=SUM([.Y11:.Y133])" office:value-type="float" office:value="21" calcext:value-type="float">
            <text:p>21</text:p>
          </table:table-cell>
          <table:table-cell table:style-name="ce22" table:formula="of:=SUM([.Z11:.Z133])" office:value-type="float" office:value="15" calcext:value-type="float">
            <text:p>15</text:p>
          </table:table-cell>
          <table:table-cell table:style-name="ce22" table:formula="of:=SUM([.AA11:.AA133])" office:value-type="float" office:value="107592" calcext:value-type="float">
            <text:p>107592</text:p>
          </table:table-cell>
          <table:table-cell table:style-name="ce26" table:formula="of:=SUM([.AB11:.AB133])" office:value-type="float" office:value="103304" calcext:value-type="float">
            <text:p>103304</text:p>
          </table:table-cell>
          <table:table-cell table:style-name="ce32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Totaal der Provincie</text:p>
          </table:table-cell>
          <table:table-cell table:style-name="ce11"/>
          <table:table-cell table:style-name="ce16" table:formula="of:=SUM([.C10];[.C134])" office:value-type="float" office:value="1645" calcext:value-type="float">
            <text:p>1645</text:p>
          </table:table-cell>
          <table:table-cell table:style-name="ce23" table:formula="of:=SUM([.D10];[.D134])" office:value-type="float" office:value="1323" calcext:value-type="float">
            <text:p>1323</text:p>
          </table:table-cell>
          <table:table-cell table:style-name="ce23" table:formula="of:=SUM([.E10];[.E134])" office:value-type="float" office:value="31" calcext:value-type="float">
            <text:p>31</text:p>
          </table:table-cell>
          <table:table-cell table:style-name="ce23" table:formula="of:=SUM([.F10];[.F134])" office:value-type="float" office:value="32" calcext:value-type="float">
            <text:p>32</text:p>
          </table:table-cell>
          <table:table-cell table:style-name="ce23" table:formula="of:=SUM([.G10];[.G134])" office:value-type="float" office:value="3" calcext:value-type="float">
            <text:p>3</text:p>
          </table:table-cell>
          <table:table-cell table:style-name="ce23" table:formula="of:=SUM([.H10];[.H134])" office:value-type="float" office:value="2" calcext:value-type="float">
            <text:p>2</text:p>
          </table:table-cell>
          <table:table-cell table:style-name="ce23" table:formula="of:=SUM([.I10];[.I134])" office:value-type="float" office:value="9" calcext:value-type="float">
            <text:p>9</text:p>
          </table:table-cell>
          <table:table-cell table:style-name="ce23" table:formula="of:=SUM([.J10];[.J134])" office:value-type="float" office:value="9" calcext:value-type="float">
            <text:p>9</text:p>
          </table:table-cell>
          <table:table-cell table:style-name="ce23" table:formula="of:=SUM([.K10];[.K134])" office:value-type="float" office:value="13" calcext:value-type="float">
            <text:p>13</text:p>
          </table:table-cell>
          <table:table-cell table:style-name="ce23" table:formula="of:=SUM([.L10];[.L134])" office:value-type="float" office:value="17" calcext:value-type="float">
            <text:p>17</text:p>
          </table:table-cell>
          <table:table-cell table:style-name="ce23" table:formula="of:=SUM([.M10];[.M134])" office:value-type="float" office:value="149" calcext:value-type="float">
            <text:p>149</text:p>
          </table:table-cell>
          <table:table-cell table:style-name="ce23" table:formula="of:=SUM([.N10];[.N134])" office:value-type="float" office:value="129" calcext:value-type="float">
            <text:p>129</text:p>
          </table:table-cell>
          <table:table-cell table:style-name="ce23" table:formula="of:=SUM([.O10];[.O134])" office:value-type="float" office:value="3" calcext:value-type="float">
            <text:p>3</text:p>
          </table:table-cell>
          <table:table-cell table:style-name="ce23" table:formula="of:=SUM([.P10];[.P134])" office:value-type="float" office:value="1" calcext:value-type="float">
            <text:p>1</text:p>
          </table:table-cell>
          <table:table-cell table:style-name="ce23" table:formula="of:=SUM([.Q10];[.Q134])" office:value-type="float" office:value="118419" calcext:value-type="float">
            <text:p>118419</text:p>
          </table:table-cell>
          <table:table-cell table:style-name="ce23" table:formula="of:=SUM([.R10];[.R134])" office:value-type="float" office:value="116261" calcext:value-type="float">
            <text:p>116261</text:p>
          </table:table-cell>
          <table:table-cell table:style-name="ce23" table:formula="of:=SUM([.S10];[.S134])" office:value-type="float" office:value="0" calcext:value-type="float">
            <text:p>0</text:p>
          </table:table-cell>
          <table:table-cell table:style-name="ce23" table:formula="of:=SUM([.T10];[.T134])" office:value-type="float" office:value="2" calcext:value-type="float">
            <text:p>2</text:p>
          </table:table-cell>
          <table:table-cell table:style-name="ce23" table:formula="of:=SUM([.U10];[.U134])" office:value-type="float" office:value="669" calcext:value-type="float">
            <text:p>669</text:p>
          </table:table-cell>
          <table:table-cell table:style-name="ce23" table:formula="of:=SUM([.V10];[.V134])" office:value-type="float" office:value="675" calcext:value-type="float">
            <text:p>675</text:p>
          </table:table-cell>
          <table:table-cell table:style-name="ce23" table:formula="of:=SUM([.W10];[.W134])" office:value-type="float" office:value="0" calcext:value-type="float">
            <text:p>0</text:p>
          </table:table-cell>
          <table:table-cell table:style-name="ce23" table:formula="of:=SUM([.X10];[.X134])" office:value-type="float" office:value="0" calcext:value-type="float">
            <text:p>0</text:p>
          </table:table-cell>
          <table:table-cell table:style-name="ce23" table:formula="of:=SUM([.Y10];[.Y134])" office:value-type="float" office:value="41" calcext:value-type="float">
            <text:p>41</text:p>
          </table:table-cell>
          <table:table-cell table:style-name="ce23" table:formula="of:=SUM([.Z10];[.Z134])" office:value-type="float" office:value="20" calcext:value-type="float">
            <text:p>20</text:p>
          </table:table-cell>
          <table:table-cell table:style-name="ce23" table:formula="of:=SUM([.AA10];[.AA134])" office:value-type="float" office:value="120982" calcext:value-type="float">
            <text:p>120982</text:p>
          </table:table-cell>
          <table:table-cell table:style-name="ce27" table:formula="of:=SUM([.AB10];[.AB134])" office:value-type="float" office:value="118471" calcext:value-type="float">
            <text:p>11847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5_H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string" calcext:value-type="string">
            <text:p>Limburg</text:p>
          </table:table-cell>
          <table:table-cell table:style-name="ce39" office:value-type="string" calcext:value-type="string">
            <text:p>34_0526</text:p>
          </table:table-cell>
          <table:table-cell table:number-columns-repeated="990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mburg2" table:style-name="ta2">
        <table:table-column table:style-name="co4" table:default-cell-style-name="ce2"/>
        <table:table-column table:style-name="co5" table:default-cell-style-name="ce2"/>
        <table:table-column table:style-name="co3" table:number-columns-repeated="10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Default"/>
        <table:table-column table:style-name="co10" table:default-cell-style-name="ce2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Indeeling der werkelijke bevolking naar de kerkgenootschappen. Vijfde gedeelte, provincie Limburg</text:p>
          </table:table-cell>
          <table:covered-table-cell table:number-columns-repeated="16" table:style-name="ce8"/>
          <table:covered-table-cell table:style-name="ce3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calcext:value-type="string" table:number-columns-spanned="1" table:number-rows-spanned="6">
            <text:p>Gemeenten</text:p>
          </table:table-cell>
          <table:table-cell table:style-name="ce44"/>
          <table:table-cell table:style-name="ce3" office:value-type="string" calcext:value-type="string" table:number-columns-spanned="2" table:number-rows-spanned="5">
            <text:p>Anglicaansch Episcopal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Evangelischen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Geen Kerkgenootschap.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Kerkgenootschap onbekend</text:p>
          </table:table-cell>
          <table:covered-table-cell table:style-name="ce17"/>
          <table:table-cell table:style-name="ce3" office:value-type="string" calcext:value-type="string" table:number-columns-spanned="2" table:number-rows-spanned="5">
            <text:p>Totaal</text:p>
          </table:table-cell>
          <table:covered-table-cell table:style-name="ce17"/>
          <table:table-cell table:style-name="ce28" office:value-type="string" calcext:value-type="string" table:number-columns-spanned="1" table:number-rows-spanned="6">
            <text:p>Telling</text:p>
          </table:table-cell>
          <table:table-cell table:style-name="ce28" office:value-type="string" calcext:value-type="string" table:number-columns-spanned="1" table:number-rows-spanned="6">
            <text:p>Tabel</text:p>
          </table:table-cell>
          <table:table-cell table:style-name="ce28" office:value-type="string" calcext:value-type="string" table:number-columns-spanned="1" table:number-rows-spanned="6">
            <text:p>Pagina links</text:p>
          </table:table-cell>
          <table:table-cell table:style-name="ce34" office:value-type="string" calcext:value-type="string" table:number-columns-spanned="1" table:number-rows-spanned="6">
            <text:p>Pagina rechts</text:p>
          </table:table-cell>
          <table:table-cell table:style-name="ce28" office:value-type="string" calcext:value-type="string" table:number-columns-spanned="1" table:number-rows-spanned="6">
            <text:p>Provincie</text:p>
          </table:table-cell>
          <table:table-cell table:style-name="ce28" office:value-type="string" calcext:value-type="string" table:number-columns-spanned="1" table:number-rows-spanned="6">
            <text:p>Image nr</text:p>
          </table:table-cell>
          <table:table-cell table:number-columns-repeated="1006"/>
        </table:table-row>
        <table:table-row table:style-name="ro2">
          <table:covered-table-cell table:style-name="ce41"/>
          <table:table-cell table:style-name="ce44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number-columns-repeated="3" table:style-name="ce29"/>
          <table:covered-table-cell table:style-name="ce35"/>
          <table:covered-table-cell table:number-columns-repeated="2" table:style-name="ce29"/>
          <table:table-cell table:number-columns-repeated="1006"/>
        </table:table-row>
        <table:table-row table:style-name="ro2">
          <table:covered-table-cell table:style-name="ce41"/>
          <table:table-cell table:style-name="ce44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number-columns-repeated="3" table:style-name="ce29"/>
          <table:covered-table-cell table:style-name="ce35"/>
          <table:covered-table-cell table:number-columns-repeated="2" table:style-name="ce29"/>
          <table:table-cell table:number-columns-repeated="1006"/>
        </table:table-row>
        <table:table-row table:style-name="ro2">
          <table:covered-table-cell table:style-name="ce41"/>
          <table:table-cell table:style-name="ce44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number-columns-repeated="3" table:style-name="ce29"/>
          <table:covered-table-cell table:style-name="ce35"/>
          <table:covered-table-cell table:number-columns-repeated="2" table:style-name="ce29"/>
          <table:table-cell table:number-columns-repeated="1006"/>
        </table:table-row>
        <table:table-row table:style-name="ro1">
          <table:covered-table-cell table:style-name="ce41"/>
          <table:table-cell table:style-name="ce44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number-columns-repeated="3" table:style-name="ce29"/>
          <table:covered-table-cell table:style-name="ce35"/>
          <table:covered-table-cell table:number-columns-repeated="2" table:style-name="ce29"/>
          <table:table-cell table:number-columns-repeated="1006"/>
        </table:table-row>
        <table:table-row table:style-name="ro1">
          <table:covered-table-cell table:style-name="ce42"/>
          <table:table-cell table:style-name="ce45"/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covered-table-cell table:number-columns-repeated="3" table:style-name="ce30"/>
          <table:covered-table-cell table:style-name="ce36"/>
          <table:covered-table-cell table:number-columns-repeated="2" table:style-name="ce30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Maastricht</text:p>
          </table:table-cell>
          <table:table-cell/>
          <table:table-cell table:style-name="ce14"/>
          <table:table-cell table:style-name="ce20" table:number-columns-repeated="3"/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formula="of:=SUM([.C10];[.E10];[.G10];[.I10])" office:value-type="float" office:value="20" calcext:value-type="float">
            <text:p>20</text:p>
          </table:table-cell>
          <table:table-cell table:style-name="ce20" table:formula="of:=SUM([.D10];[.F10];[.H10];[.J10])" office:value-type="float" office:value="5" calcext:value-type="float">
            <text:p>5</text:p>
          </table:table-cell>
          <table:table-cell table:style-name="ce15" office:value-type="string" calcext:value-type="string">
            <text:p>VT</text:p>
          </table:table-cell>
          <table:table-cell table:style-name="ce22" office:value-type="string" calcext:value-type="string">
            <text:p>1879_05_H5</text:p>
          </table:table-cell>
          <table:table-cell table:style-name="ce22" office:value-type="float" office:value="202" calcext:value-type="float">
            <text:p>202</text:p>
          </table:table-cell>
          <table:table-cell table:style-name="ce22"/>
          <table:table-cell table:style-name="ce22" office:value-type="string" calcext:value-type="string">
            <text:p>Limburg</text:p>
          </table:table-cell>
          <table:table-cell table:style-name="ce26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Bergen</text:p>
          </table:table-cell>
          <table:table-cell/>
          <table:table-cell table:style-name="ce10"/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table:formula="of:=SUM([.C11];[.E11];[.G11];[.I11])" office:value-type="float" office:value="1" calcext:value-type="float">
            <text:p>1</text:p>
          </table:table-cell>
          <table:table-cell table:style-name="ce21" table:formula="of:=SUM([.D11];[.F11];[.H11];[.J11])" office:value-type="float" office:value="0" calcext:value-type="float">
            <text:p>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/>
          <table:table-cell table:style-name="ce10"/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table:formula="of:=SUM([.C12];[.E12];[.G12];[.I12])" office:value-type="float" office:value="2" calcext:value-type="float">
            <text:p>2</text:p>
          </table:table-cell>
          <table:table-cell table:style-name="ce21" table:formula="of:=SUM([.D12];[.F12];[.H12];[.J12])" office:value-type="float" office:value="0" calcext:value-type="float">
            <text:p>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/>
          <table:table-cell table:style-name="ce10"/>
          <table:table-cell table:style-name="ce21" table:number-columns-repeated="3"/>
          <table:table-cell table:style-name="ce47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SUM([.C13];[.E13];[.G13];[.I13])" office:value-type="float" office:value="3" calcext:value-type="float">
            <text:p>3</text:p>
          </table:table-cell>
          <table:table-cell table:style-name="ce21" table:formula="of:=SUM([.D13];[.F13];[.H13];[.J13])" office:value-type="float" office:value="0" calcext:value-type="float">
            <text:p>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/>
          <table:table-cell table:style-name="ce10"/>
          <table:table-cell table:style-name="ce21" table:number-columns-repeated="3"/>
          <table:table-cell table:style-name="ce47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C14];[.E14];[.G14];[.I14])" office:value-type="float" office:value="2" calcext:value-type="float">
            <text:p>2</text:p>
          </table:table-cell>
          <table:table-cell table:style-name="ce21" table:formula="of:=SUM([.D14];[.F14];[.H14];[.J14])" office:value-type="float" office:value="2" calcext:value-type="float">
            <text:p>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/>
          <table:table-cell table:style-name="ce10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15];[.E15];[.G15];[.I15])" office:value-type="float" office:value="4" calcext:value-type="float">
            <text:p>4</text:p>
          </table:table-cell>
          <table:table-cell table:style-name="ce21" table:formula="of:=SUM([.D15];[.F15];[.H15];[.J15])" office:value-type="float" office:value="6" calcext:value-type="float">
            <text:p>6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/>
          <table:table-cell table:style-name="ce10"/>
          <table:table-cell table:style-name="ce21" table:number-columns-repeated="3"/>
          <table:table-cell table:style-name="ce47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C16];[.E16];[.G16];[.I16])" office:value-type="float" office:value="6" calcext:value-type="float">
            <text:p>6</text:p>
          </table:table-cell>
          <table:table-cell table:style-name="ce21" table:formula="of:=SUM([.D16];[.F16];[.H16];[.J16])" office:value-type="float" office:value="2" calcext:value-type="float">
            <text:p>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/>
          <table:table-cell table:style-name="ce10"/>
          <table:table-cell table:style-name="ce21" table:number-columns-repeated="3"/>
          <table:table-cell table:style-name="ce47" office:value-type="float" office:value="1" calcext:value-type="float">
            <text:p>1</text:p>
          </table:table-cell>
          <table:table-cell table:style-name="ce21" table:number-columns-repeated="3"/>
          <table:table-cell table:style-name="ce21" table:formula="of:=SUM([.C17];[.E17];[.G17];[.I17])" office:value-type="float" office:value="1" calcext:value-type="float">
            <text:p>1</text:p>
          </table:table-cell>
          <table:table-cell table:style-name="ce21" table:formula="of:=SUM([.D17];[.F17];[.H17];[.J17])" office:value-type="float" office:value="0" calcext:value-type="float">
            <text:p>0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tein</text:p>
          </table:table-cell>
          <table:table-cell/>
          <table:table-cell table:style-name="ce10"/>
          <table:table-cell table:style-name="ce21" table:number-columns-repeated="4"/>
          <table:table-cell table:style-name="ce47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18];[.E18];[.G18];[.I18])" office:value-type="float" office:value="0" calcext:value-type="float">
            <text:p>0</text:p>
          </table:table-cell>
          <table:table-cell table:style-name="ce21" table:formula="of:=SUM([.D18];[.F18];[.H18];[.J18])" office:value-type="float" office:value="1" calcext:value-type="float">
            <text:p>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Thorn</text:p>
          </table:table-cell>
          <table:table-cell/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table:formula="of:=SUM([.C19];[.E19];[.G19];[.I19])" office:value-type="float" office:value="0" calcext:value-type="float">
            <text:p>0</text:p>
          </table:table-cell>
          <table:table-cell table:style-name="ce21" table:formula="of:=SUM([.D19];[.F19];[.H19];[.J19])" office:value-type="float" office:value="1" calcext:value-type="float">
            <text:p>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Valkenburg</text:p>
          </table:table-cell>
          <table:table-cell/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21" table:formula="of:=SUM([.C20];[.E20];[.G20];[.I20])" office:value-type="float" office:value="0" calcext:value-type="float">
            <text:p>0</text:p>
          </table:table-cell>
          <table:table-cell table:style-name="ce21" table:formula="of:=SUM([.D20];[.F20];[.H20];[.J20])" office:value-type="float" office:value="1" calcext:value-type="float">
            <text:p>1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Venlo</text:p>
          </table:table-cell>
          <table:table-cell/>
          <table:table-cell table:style-name="ce10"/>
          <table:table-cell table:style-name="ce21" table:number-columns-repeated="3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C21];[.E21];[.G21];[.I21])" office:value-type="float" office:value="2" calcext:value-type="float">
            <text:p>2</text:p>
          </table:table-cell>
          <table:table-cell table:style-name="ce21" table:formula="of:=SUM([.D21];[.F21];[.H21];[.J21])" office:value-type="float" office:value="2" calcext:value-type="float">
            <text:p>2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1">
          <table:table-cell table:style-name="ce43" office:value-type="string" calcext:value-type="string">
            <text:p>Totaal der overige Gemeenten</text:p>
          </table:table-cell>
          <table:table-cell table:style-name="ce31"/>
          <table:table-cell table:style-name="ce16"/>
          <table:table-cell table:style-name="ce23" table:formula="of:=SUM([.D11:.D21])" office:value-type="float" office:value="2" calcext:value-type="float">
            <text:p>2</text:p>
          </table:table-cell>
          <table:table-cell table:style-name="ce23" table:formula="of:=SUM([.E11:.E21])" office:value-type="float" office:value="3" calcext:value-type="float">
            <text:p>3</text:p>
          </table:table-cell>
          <table:table-cell table:style-name="ce23" table:formula="of:=SUM([.F11:.F21])" office:value-type="float" office:value="5" calcext:value-type="float">
            <text:p>5</text:p>
          </table:table-cell>
          <table:table-cell table:style-name="ce23" table:formula="of:=SUM([.G11:.G21])" office:value-type="float" office:value="18" calcext:value-type="float">
            <text:p>18</text:p>
          </table:table-cell>
          <table:table-cell table:style-name="ce23" table:formula="of:=SUM([.H11:.H21])" office:value-type="float" office:value="8" calcext:value-type="float">
            <text:p>8</text:p>
          </table:table-cell>
          <table:table-cell table:style-name="ce23" table:formula="of:=SUM([.I11:.I21])" office:value-type="float" office:value="0" calcext:value-type="float">
            <text:p>0</text:p>
          </table:table-cell>
          <table:table-cell table:style-name="ce23" table:formula="of:=SUM([.J11:.J21])" office:value-type="float" office:value="0" calcext:value-type="float">
            <text:p>0</text:p>
          </table:table-cell>
          <table:table-cell table:style-name="ce23" table:formula="of:=SUM([.K11:.K21])" office:value-type="float" office:value="21" calcext:value-type="float">
            <text:p>21</text:p>
          </table:table-cell>
          <table:table-cell table:style-name="ce23" table:formula="of:=SUM([.L11:.L21])" office:value-type="float" office:value="15" calcext:value-type="float">
            <text:p>15</text:p>
          </table:table-cell>
          <table:table-cell table:style-name="ce31" office:value-type="string" calcext:value-type="string">
            <text:p>VT</text:p>
          </table:table-cell>
          <table:table-cell table:style-name="ce32" office:value-type="string" calcext:value-type="string">
            <text:p>1879_05_H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string" calcext:value-type="string">
            <text:p>Limburg</text:p>
          </table:table-cell>
          <table:table-cell table:style-name="ce38" office:value-type="string" calcext:value-type="string">
            <text:p>34_052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otaal der Provincie</text:p>
          </table:table-cell>
          <table:table-cell table:style-name="ce31"/>
          <table:table-cell table:style-name="ce4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SUM([.G10];[.G22])" office:value-type="float" office:value="37" calcext:value-type="float">
            <text:p>37</text:p>
          </table:table-cell>
          <table:table-cell table:style-name="ce33" table:formula="of:=SUM([.H10];[.H22])" office:value-type="float" office:value="12" calcext:value-type="float">
            <text:p>12</text:p>
          </table:table-cell>
          <table:table-cell table:style-name="ce33" table:formula="of:=SUM([.I10];[.I22])" office:value-type="float" office:value="1" calcext:value-type="float">
            <text:p>1</text:p>
          </table:table-cell>
          <table:table-cell table:style-name="ce33" table:formula="of:=SUM([.J10];[.J22])" office:value-type="float" office:value="1" calcext:value-type="float">
            <text:p>1</text:p>
          </table:table-cell>
          <table:table-cell table:style-name="ce33" table:formula="of:=SUM([.K10];[.K22])" office:value-type="float" office:value="41" calcext:value-type="float">
            <text:p>41</text:p>
          </table:table-cell>
          <table:table-cell table:style-name="ce33" table:formula="of:=SUM([.L10];[.L22])" office:value-type="float" office:value="20" calcext:value-type="float">
            <text:p>20</text:p>
          </table:table-cell>
          <table:table-cell table:style-name="ce46" office:value-type="string" calcext:value-type="string">
            <text:p>VT</text:p>
          </table:table-cell>
          <table:table-cell table:style-name="ce33" office:value-type="string" calcext:value-type="string">
            <text:p>1879_05_H5</text:p>
          </table:table-cell>
          <table:table-cell table:style-name="ce33" office:value-type="float" office:value="202" calcext:value-type="float">
            <text:p>202</text:p>
          </table:table-cell>
          <table:table-cell table:style-name="ce33"/>
          <table:table-cell table:style-name="ce33" office:value-type="string" calcext:value-type="string">
            <text:p>Limburg</text:p>
          </table:table-cell>
          <table:table-cell table:style-name="ce39" office:value-type="string" calcext:value-type="string">
            <text:p>34_0527</text:p>
          </table:table-cell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1" style:display-name="PageStyle_Limburg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2" style:display-name="PageStyle_Limburg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6-21T15:35:12</meta:creation-date>
    <dc:creator>Yamit</dc:creator>
    <dc:date>2004-08-30T14:46:44</dc:date>
    <meta:document-statistic meta:table-count="2" meta:cell-count="1860" meta:object-count="0"/>
    <meta:generator>LibreOffice/4.2.7.2$Linux_X86_64 LibreOffice_project/420m0$Build-2</meta:generator>
  </office:meta>
</office:document-meta>
</file>